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bbe0e3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000000" draw:stroke-linejoin="miter" svg:stroke-linecap="square" draw:fill="solid" draw:fill-color="#00ccff" draw:opacity="72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4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5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6" style:family="graphic" style:parent-style-name="standard">
      <style:graphic-properties draw:stroke="solid" svg:stroke-width="0.026cm" svg:stroke-color="#000000" draw:stroke-linejoin="miter" svg:stroke-linecap="square" draw:fill="solid" draw:fill-color="#000000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7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8" style:family="graphic" style:parent-style-name="standard">
      <style:graphic-properties draw:stroke="solid" svg:stroke-width="0.026cm" svg:stroke-color="#000000" draw:stroke-linejoin="miter" svg:stroke-linecap="square" draw:fill="none" draw:fill-color="#000000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9" style:family="graphic" style:parent-style-name="standard" style:list-style-name="L1">
      <style:graphic-properties draw:stroke="none" draw:fill="none" draw:fill-color="#000000" draw:textarea-horizontal-align="left" draw:textarea-vertical-align="top" draw:auto-grow-height="true" fo:min-height="1.342cm" fo:padding-top="0.13cm" fo:padding-bottom="0.13cm" fo:padding-left="0.25cm" fo:padding-right="0.25cm" fo:wrap-option="wrap" draw:shadow-color="#808080" draw:shadow-opacity="75%"/>
    </style:style>
    <style:style style:name="gr10" style:family="graphic" style:parent-style-name="standard" style:list-style-name="L1">
      <style:graphic-properties draw:stroke="none" draw:fill="none" draw:fill-color="#000000" draw:textarea-horizontal-align="left" draw:textarea-vertical-align="top" draw:auto-grow-height="true" fo:min-height="1.017cm" fo:padding-top="0.13cm" fo:padding-bottom="0.13cm" fo:padding-left="0.25cm" fo:padding-right="0.25cm" fo:wrap-option="wrap" draw:shadow-color="#808080" draw:shadow-opacity="75%"/>
    </style:style>
    <style:style style:name="gr11" style:family="graphic" style:parent-style-name="standard" style:list-style-name="L1">
      <style:graphic-properties draw:stroke="none" draw:fill="none" draw:fill-color="#000000" draw:textarea-horizontal-align="left" draw:textarea-vertical-align="top" draw:auto-grow-height="true" fo:min-height="1.017cm" fo:padding-top="0.13cm" fo:padding-bottom="0.13cm" fo:padding-left="0.25cm" fo:padding-right="0.25cm" fo:wrap-option="wrap" draw:shadow-color="#808080" draw:shadow-opacity="75%"/>
    </style:style>
    <style:style style:name="gr12" style:family="graphic" style:parent-style-name="standard" style:list-style-name="L1">
      <style:graphic-properties draw:stroke="none" draw:fill="none" draw:fill-color="#000000" draw:textarea-horizontal-align="left" draw:textarea-vertical-align="top" draw:auto-grow-height="true" fo:min-height="1.017cm" fo:padding-top="0.13cm" fo:padding-bottom="0.13cm" fo:padding-left="0.25cm" fo:padding-right="0.25cm" fo:wrap-option="wrap" draw:shadow-color="#808080" draw:shadow-opacity="75%"/>
    </style:style>
    <style:style style:name="gr13" style:family="graphic" style:parent-style-name="standard" style:list-style-name="L1">
      <style:graphic-properties draw:stroke="none" draw:fill="none" draw:fill-color="#000000" draw:textarea-horizontal-align="left" draw:textarea-vertical-align="top" draw:auto-grow-height="true" fo:min-height="1.017cm" fo:padding-top="0.13cm" fo:padding-bottom="0.13cm" fo:padding-left="0.25cm" fo:padding-right="0.25cm" fo:wrap-option="wrap" draw:shadow-color="#808080" draw:shadow-opacity="75%"/>
    </style:style>
    <style:style style:name="gr14" style:family="graphic" style:parent-style-name="standard" style:list-style-name="L1">
      <style:graphic-properties draw:stroke="none" draw:fill="none" draw:fill-color="#000000" draw:textarea-horizontal-align="left" draw:textarea-vertical-align="top" draw:auto-grow-height="true" fo:min-height="1.017cm" fo:padding-top="0.13cm" fo:padding-bottom="0.13cm" fo:padding-left="0.25cm" fo:padding-right="0.25cm" fo:wrap-option="wrap" draw:shadow-color="#808080" draw:shadow-opacity="75%"/>
    </style:style>
    <style:style style:name="gr15" style:family="graphic" style:parent-style-name="standard" style:list-style-name="L1">
      <style:graphic-properties draw:stroke="none" draw:fill="none" draw:fill-color="#000000" draw:textarea-horizontal-align="left" draw:textarea-vertical-align="top" draw:auto-grow-height="true" fo:min-height="1.017cm" fo:padding-top="0.13cm" fo:padding-bottom="0.13cm" fo:padding-left="0.25cm" fo:padding-right="0.25cm" fo:wrap-option="wrap" draw:shadow-color="#808080" draw:shadow-opacity="75%"/>
    </style:style>
    <style:style style:name="gr16" style:family="graphic" style:parent-style-name="standard" style:list-style-name="L1">
      <style:graphic-properties draw:stroke="none" draw:fill="none" draw:fill-color="#000000" draw:textarea-horizontal-align="left" draw:textarea-vertical-align="top" draw:auto-grow-height="true" fo:min-height="1.748cm" fo:padding-top="0.13cm" fo:padding-bottom="0.13cm" fo:padding-left="0.25cm" fo:padding-right="0.25cm" fo:wrap-option="wrap" draw:shadow-color="#808080" draw:shadow-opacity="75%"/>
    </style:style>
    <style:style style:name="gr17" style:family="graphic" style:parent-style-name="standard">
      <style:graphic-properties draw:stroke="solid" svg:stroke-width="0.026cm" svg:stroke-color="#000000" draw:stroke-linejoin="miter" svg:stroke-linecap="square" draw:fill="solid" draw:fill-color="#00ccff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18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19" style:family="graphic" style:parent-style-name="standard">
      <style:graphic-properties draw:stroke="solid" svg:stroke-width="0.026cm" svg:stroke-color="#000000" draw:stroke-linejoin="miter" svg:stroke-linecap="square" draw:fill="none" draw:fill-color="#000000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20" style:family="graphic" style:parent-style-name="standard">
      <style:graphic-properties draw:stroke="none" draw:fill="none" draw:fill-color="#000000" draw:textarea-horizontal-align="left" draw:textarea-vertical-align="top" draw:auto-grow-height="true" fo:padding-top="0.13cm" fo:padding-bottom="0.13cm" fo:padding-left="0.25cm" fo:padding-right="0.25cm" fo:wrap-option="wrap" draw:shadow-color="#808080" draw:shadow-opacity="75%"/>
    </style:style>
    <style:style style:name="gr21" style:family="graphic" style:parent-style-name="standard">
      <style:graphic-properties draw:stroke="none" draw:fill="none" draw:fill-color="#00cc99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22" style:family="graphic" style:parent-style-name="standard">
      <style:graphic-properties draw:stroke="none" draw:fill="none" draw:fill-color="#00cc99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23" style:family="graphic" style:parent-style-name="standard" style:list-style-name="L1">
      <style:graphic-properties draw:stroke="none" draw:fill="none" draw:fill-color="#000000" draw:textarea-horizontal-align="left" draw:textarea-vertical-align="top" draw:auto-grow-height="true" fo:min-height="1.342cm" fo:padding-top="0.13cm" fo:padding-bottom="0.13cm" fo:padding-left="0.25cm" fo:padding-right="0.25cm" fo:wrap-option="wrap" draw:shadow-color="#808080" draw:shadow-opacity="75%"/>
    </style:style>
    <style:style style:name="gr24" style:family="graphic" style:parent-style-name="standard" style:list-style-name="L1">
      <style:graphic-properties draw:stroke="none" draw:fill="none" draw:fill-color="#000000" draw:textarea-horizontal-align="left" draw:textarea-vertical-align="top" draw:auto-grow-height="true" fo:min-height="1.017cm" fo:padding-top="0.13cm" fo:padding-bottom="0.13cm" fo:padding-left="0.25cm" fo:padding-right="0.25cm" fo:wrap-option="wrap" draw:shadow-color="#808080" draw:shadow-opacity="75%"/>
    </style:style>
    <style:style style:name="gr25" style:family="graphic" style:parent-style-name="standard" style:list-style-name="L1">
      <style:graphic-properties draw:stroke="none" draw:fill="none" draw:fill-color="#000000" draw:textarea-horizontal-align="left" draw:textarea-vertical-align="top" draw:auto-grow-height="true" fo:min-height="1.017cm" fo:padding-top="0.13cm" fo:padding-bottom="0.13cm" fo:padding-left="0.25cm" fo:padding-right="0.25cm" fo:wrap-option="wrap" draw:shadow-color="#808080" draw:shadow-opacity="75%"/>
    </style:style>
    <style:style style:name="gr26" style:family="graphic" style:parent-style-name="standard" style:list-style-name="L1">
      <style:graphic-properties draw:stroke="none" draw:fill="none" draw:fill-color="#000000" draw:textarea-horizontal-align="left" draw:textarea-vertical-align="top" draw:auto-grow-height="true" fo:min-height="1.017cm" fo:padding-top="0.13cm" fo:padding-bottom="0.13cm" fo:padding-left="0.25cm" fo:padding-right="0.25cm" fo:wrap-option="wrap" draw:shadow-color="#808080" draw:shadow-opacity="75%"/>
    </style:style>
    <style:style style:name="gr27" style:family="graphic" style:parent-style-name="standard">
      <style:graphic-properties draw:stroke="solid" svg:stroke-width="0.026cm" svg:stroke-color="#000000" draw:stroke-linejoin="miter" svg:stroke-linecap="square" draw:fill="none" draw:fill-color="#00ccff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28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9" style:family="graphic" style:parent-style-name="standard">
      <style:graphic-properties draw:fill-color="#c0c0c0" draw:textarea-horizontal-align="justify" draw:textarea-vertical-align="middle" draw:auto-grow-height="false" fo:min-height="0cm" fo:min-width="0cm" fo:wrap-option="no-wrap"/>
    </style:style>
    <style:style style:name="gr30" style:family="graphic" style:parent-style-name="standard">
      <style:graphic-properties draw:stroke="solid" svg:stroke-width="0.132cm" svg:stroke-color="#ff9900" draw:marker-start="" draw:marker-start-width="0.396cm" draw:marker-start-center="false" draw:marker-end="Arrowheads_20_1" draw:marker-end-width="0.66cm" draw:marker-end-center="false" svg:stroke-opacity="100%" draw:stroke-linejoin="round" draw:fill="none" draw:fill-color="#dddddd" draw:textarea-horizontal-align="left" draw:textarea-vertical-align="middle" draw:auto-grow-height="false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31" style:family="graphic" style:parent-style-name="standard">
      <style:graphic-properties draw:stroke="solid" svg:stroke-width="0.132cm" svg:stroke-color="#ff9900" draw:marker-start="" draw:marker-start-width="0.396cm" draw:marker-start-center="false" draw:marker-end="Arrowheads_20_2" draw:marker-end-width="0.66cm" draw:marker-end-center="false" svg:stroke-opacity="100%" draw:stroke-linejoin="round" draw:fill="none" draw:fill-color="#dddddd" draw:textarea-horizontal-align="left" draw:textarea-vertical-align="middle" draw:auto-grow-height="false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32" style:family="graphic" style:parent-style-name="standard">
      <style:graphic-properties draw:stroke="solid" svg:stroke-width="0.132cm" svg:stroke-color="#ff9900" draw:marker-start="" draw:marker-start-width="0.396cm" draw:marker-start-center="false" draw:marker-end="Arrowheads_20_3" draw:marker-end-width="0.66cm" draw:marker-end-center="false" svg:stroke-opacity="100%" draw:stroke-linejoin="round" draw:fill="none" draw:fill-color="#dddddd" draw:textarea-horizontal-align="left" draw:textarea-vertical-align="middle" draw:auto-grow-height="false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33" style:family="graphic" style:parent-style-name="standard">
      <style:graphic-properties draw:stroke="solid" svg:stroke-width="0.132cm" svg:stroke-color="#ff9900" draw:marker-start="" draw:marker-start-width="0.396cm" draw:marker-start-center="false" draw:marker-end="Arrowheads_20_4" draw:marker-end-width="0.66cm" draw:marker-end-center="false" svg:stroke-opacity="100%" draw:stroke-linejoin="round" draw:fill="none" draw:fill-color="#dddddd" draw:textarea-horizontal-align="left" draw:textarea-vertical-align="middle" draw:auto-grow-height="false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34" style:family="graphic" style:parent-style-name="standard">
      <style:graphic-properties draw:stroke="solid" svg:stroke-width="0.132cm" svg:stroke-color="#ff9900" draw:marker-start="" draw:marker-start-width="0.396cm" draw:marker-start-center="false" draw:marker-end="Arrowheads_20_5" draw:marker-end-width="0.66cm" draw:marker-end-center="false" svg:stroke-opacity="100%" draw:stroke-linejoin="round" draw:fill="none" draw:fill-color="#dddddd" draw:textarea-horizontal-align="left" draw:textarea-vertical-align="middle" draw:auto-grow-height="false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35" style:family="graphic" style:parent-style-name="standard">
      <style:graphic-properties draw:stroke="solid" svg:stroke-width="0.132cm" svg:stroke-color="#ff9900" draw:marker-start="" draw:marker-start-width="0.396cm" draw:marker-start-center="false" draw:marker-end="Arrowheads_20_6" draw:marker-end-width="0.66cm" draw:marker-end-center="false" svg:stroke-opacity="100%" draw:stroke-linejoin="round" draw:fill="none" draw:fill-color="#dddddd" draw:textarea-horizontal-align="left" draw:textarea-vertical-align="middle" draw:auto-grow-height="false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4.35cm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176cm" fo:min-width="0cm" fo:padding-top="0cm" fo:padding-bottom="0cm" fo:padding-left="0cm" fo:padding-right="0cm" fo:wrap-option="wrap" draw:shadow-color="#808080" draw:shadow-opacity="75%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top" draw:auto-grow-height="false" draw:auto-grow-width="false" fo:min-height="3.339cm" fo:min-width="0cm" fo:padding-top="0cm" fo:padding-bottom="0cm" fo:padding-left="0cm" fo:padding-right="0cm" fo:wrap-option="wrap" draw:shadow-color="#808080" draw:shadow-opacity="75%"/>
    </style:style>
    <style:style style:name="pr3" style:family="presentation" style:parent-style-name="Default-notes">
      <style:graphic-properties draw:stroke="none" draw:fill="none" draw:fill-color="#bbe0e3" draw:textarea-horizontal-align="left" draw:textarea-vertical-align="top" fo:min-height="11.431cm" draw:shadow-color="#808080"/>
    </style:style>
    <style:style style:name="pr4" style:family="presentation" style:parent-style-name="Default-title">
      <style:graphic-properties draw:stroke="none" draw:fill="none" draw:fill-color="#ffffff" draw:textarea-horizontal-align="left" draw:textarea-vertical-align="middle" draw:auto-grow-height="false" draw:auto-grow-width="false" fo:min-height="2.541cm" fo:min-width="0cm" fo:padding-top="0cm" fo:padding-bottom="0cm" fo:padding-left="0cm" fo:padding-right="0cm" fo:wrap-option="wrap" draw:shadow-color="#808080" draw:shadow-opacity="75%"/>
    </style:style>
    <style:style style:name="pr5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fo:min-height="14.601cm" fo:min-width="0cm" fo:padding-top="0cm" fo:padding-bottom="0cm" fo:padding-left="0cm" fo:padding-right="0cm" fo:wrap-option="wrap" draw:shadow-color="#808080" draw:shadow-opacity="75%"/>
    </style:style>
    <style:style style:name="pr6" style:family="presentation" style:parent-style-name="Default-title">
      <style:graphic-properties draw:stroke="none" draw:fill="none" draw:fill-color="#ffffff" draw:textarea-horizontal-align="left" draw:textarea-vertical-align="middle" draw:auto-grow-height="false" draw:auto-grow-width="false" fo:min-height="3.176cm" fo:min-width="0cm" fo:padding-top="0cm" fo:padding-bottom="0cm" fo:padding-left="0cm" fo:padding-right="0cm" fo:wrap-option="wrap" draw:shadow-color="#808080" draw:shadow-opacity="75%"/>
    </style:style>
    <style:style style:name="pr7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fo:min-height="14.606cm" fo:min-width="0cm" fo:padding-top="0cm" fo:padding-bottom="0cm" fo:padding-left="0cm" fo:padding-right="0cm" fo:wrap-option="wrap" draw:shadow-color="#808080" draw:shadow-opacity="75%"/>
    </style:style>
    <style:style style:name="P1" style:family="paragraph">
      <style:paragraph-properties fo:margin-left="0.013cm" fo:margin-right="0cm" fo:text-align="center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text-indent="0cm"/>
    </style:style>
    <style:style style:name="P4" style:family="paragraph">
      <style:paragraph-properties fo:margin-left="0cm" fo:margin-right="0cm" fo:text-align="end" fo:text-indent="0cm"/>
    </style:style>
    <style:style style:name="P5" style:family="paragraph">
      <style:text-properties fo:language="en" fo:country="US" style:language-asian="en" style:country-asian="US" style:language-complex="en" style:country-complex="US"/>
    </style:style>
    <style:style style:name="P6" style:family="paragraph">
      <style:paragraph-properties fo:margin-left="2.998cm" fo:margin-right="0cm" fo:text-align="end" fo:text-indent="-0.6cm"/>
    </style:style>
    <style:style style:name="P7" style:family="paragraph">
      <style:paragraph-properties fo:text-align="end" style:writing-mode="lr-tb" style:font-independent-line-spacing="true"/>
    </style:style>
    <style:style style:name="P8" style:family="paragraph">
      <style:paragraph-properties fo:margin-left="0.948cm" fo:margin-right="0cm" fo:margin-top="0.282cm" fo:margin-bottom="0cm" fo:text-indent="-0.948cm"/>
    </style:style>
    <style:style style:name="P9" style:family="paragraph">
      <style:paragraph-properties style:writing-mode="lr-tb"/>
      <style:text-properties fo:font-size="16pt"/>
    </style:style>
    <style:style style:name="P10" style:family="paragraph">
      <style:paragraph-properties style:writing-mode="lr-tb" style:font-independent-line-spacing="true"/>
      <style:text-properties fo:font-size="16pt" style:font-size-asian="16pt" style:font-size-complex="16pt"/>
    </style:style>
    <style:style style:name="P11" style:family="paragraph">
      <style:paragraph-properties fo:text-align="center" style:writing-mode="lr-tb"/>
    </style:style>
    <style:style style:name="P12" style:family="paragraph">
      <style:paragraph-properties style:writing-mode="lr-tb"/>
      <style:text-properties fo:font-size="20pt"/>
    </style:style>
    <style:style style:name="P13" style:family="paragraph">
      <style:paragraph-properties style:writing-mode="lr-tb" style:font-independent-line-spacing="true"/>
      <style:text-properties fo:font-size="20pt" style:font-size-asian="20pt" style:font-size-complex="20pt"/>
    </style:style>
    <style:style style:name="P14" style:family="paragraph">
      <style:paragraph-properties fo:margin-left="0cm" fo:margin-right="0cm" fo:margin-top="0.529cm" fo:margin-bottom="0cm" fo:line-height="40%" fo:text-indent="0cm"/>
      <style:text-properties fo:font-size="24pt"/>
    </style:style>
    <style:style style:name="P15" style:family="paragraph">
      <style:paragraph-properties fo:margin-left="0cm" fo:margin-right="0cm" fo:margin-top="0.529cm" fo:margin-bottom="0cm" fo:line-height="40%" fo:text-indent="0cm" style:writing-mode="lr-tb" style:font-independent-line-spacing="true"/>
      <style:text-properties fo:font-size="24pt"/>
    </style:style>
    <style:style style:name="P16" style:family="paragraph">
      <style:paragraph-properties fo:margin-left="0cm" fo:margin-right="0cm" fo:margin-top="0.529cm" fo:margin-bottom="0cm" fo:line-height="100%" fo:text-indent="0cm"/>
      <style:text-properties fo:font-size="24pt"/>
    </style:style>
    <style:style style:name="P17" style:family="paragraph">
      <style:paragraph-properties fo:margin-left="0cm" fo:margin-right="0cm" fo:margin-top="0.529cm" fo:margin-bottom="0cm" fo:line-height="100%" fo:text-indent="0cm" style:writing-mode="lr-tb" style:font-independent-line-spacing="true"/>
      <style:text-properties fo:font-size="24pt"/>
    </style:style>
    <style:style style:name="P18" style:family="paragraph">
      <style:paragraph-properties fo:margin-left="0cm" fo:margin-right="0cm" fo:margin-top="0.529cm" fo:margin-bottom="0cm" fo:line-height="60%" fo:text-indent="0cm"/>
      <style:text-properties fo:font-size="24pt"/>
    </style:style>
    <style:style style:name="P19" style:family="paragraph">
      <style:paragraph-properties fo:margin-left="0cm" fo:margin-right="0cm" fo:margin-top="0.529cm" fo:margin-bottom="0cm" fo:line-height="60%" fo:text-indent="0cm" style:writing-mode="lr-tb" style:font-independent-line-spacing="true"/>
      <style:text-properties fo:font-size="24pt"/>
    </style:style>
    <style:style style:name="P20" style:family="paragraph">
      <style:paragraph-properties fo:margin-left="0cm" fo:margin-right="0cm" fo:text-align="end" fo:text-indent="0cm"/>
      <style:text-properties fo:font-size="24pt"/>
    </style:style>
    <style:style style:name="P21" style:family="paragraph">
      <style:paragraph-properties fo:margin-left="0cm" fo:margin-right="0cm" fo:text-align="end" fo:text-indent="0cm" style:writing-mode="lr-tb" style:font-independent-line-spacing="true"/>
      <style:text-properties fo:font-size="24pt"/>
    </style:style>
    <style:style style:name="P22" style:family="paragraph">
      <style:text-properties fo:font-size="12pt" fo:language="en" fo:country="US" style:language-asian="en" style:country-asian="US" style:language-complex="en" style:country-complex="US"/>
    </style:style>
    <style:style style:name="P23" style:family="paragraph">
      <style:paragraph-properties fo:margin-left="2.998cm" fo:margin-right="0cm" fo:text-indent="-0.6cm"/>
    </style:style>
    <style:style style:name="P24" style:family="paragraph">
      <style:paragraph-properties fo:margin-left="0cm" fo:margin-right="0cm" fo:margin-top="0.529cm" fo:margin-bottom="0cm" fo:line-height="100%" fo:text-indent="0cm"/>
    </style:style>
    <style:style style:name="P25" style:family="paragraph">
      <style:paragraph-properties fo:margin-left="0cm" fo:margin-right="0cm" fo:margin-top="0.529cm" fo:margin-bottom="0cm" fo:line-height="40%" fo:text-indent="0cm"/>
    </style:style>
    <style:style style:name="P26" style:family="paragraph">
      <style:paragraph-properties fo:margin-left="0cm" fo:margin-right="0cm" fo:margin-top="0.529cm" fo:margin-bottom="0cm" fo:line-height="60%" fo:text-indent="0cm"/>
    </style:style>
    <style:style style:name="P27" style:family="paragraph">
      <style:paragraph-properties fo:margin-left="0cm" fo:margin-right="0cm" fo:text-indent="0cm"/>
    </style:style>
    <style:style style:name="P28" style:family="paragraph">
      <style:paragraph-properties style:writing-mode="lr-tb"/>
    </style:style>
    <style:style style:name="P29" style:family="paragraph">
      <style:paragraph-properties fo:margin-left="0cm" fo:margin-right="0cm" fo:margin-top="0.529cm" fo:margin-bottom="0cm" fo:line-height="100%" fo:text-indent="0cm" style:writing-mode="lr-tb" style:font-independent-line-spacing="true"/>
    </style:style>
    <style:style style:name="P30" style:family="paragraph">
      <style:paragraph-properties fo:text-align="center"/>
    </style:style>
    <style:style style:name="P31" style:family="paragraph">
      <style:paragraph-properties fo:text-align="center"/>
      <style:text-properties fo:font-size="16pt" style:font-size-asian="16pt" style:font-size-complex="16pt"/>
    </style:style>
    <style:style style:name="P32" style:family="paragraph">
      <style:paragraph-properties fo:text-align="center"/>
      <style:text-properties fo:font-size="20pt" style:font-size-asian="20pt" style:font-size-complex="20pt"/>
    </style:style>
    <style:style style:name="P33" style:family="paragraph">
      <style:paragraph-properties fo:margin-left="0cm" fo:margin-right="0cm" fo:margin-top="0.282cm" fo:margin-bottom="0cm" fo:line-height="80%" fo:text-indent="0cm"/>
    </style:style>
    <style:style style:name="P34" style:family="paragraph">
      <style:text-properties fo:font-size="24pt"/>
    </style:style>
    <style:style style:name="P35" style:family="paragraph">
      <style:text-properties fo:color="#dc2300" fo:font-size="24pt"/>
    </style:style>
    <style:style style:name="P36" style:family="paragraph">
      <style:paragraph-properties fo:margin-left="0.948cm" fo:margin-right="0cm" fo:margin-top="0.282cm" fo:margin-bottom="0cm" fo:line-height="90%" fo:text-indent="-0.948cm"/>
    </style:style>
    <style:style style:name="P37" style:family="paragraph">
      <style:paragraph-properties fo:margin-left="0cm" fo:margin-right="0cm" fo:margin-top="0.246cm" fo:margin-bottom="0cm" fo:line-height="80%" fo:text-indent="0cm"/>
    </style:style>
    <style:style style:name="P38" style:family="paragraph">
      <style:paragraph-properties fo:margin-left="0.948cm" fo:margin-right="0cm" fo:margin-top="0.282cm" fo:margin-bottom="0cm" fo:line-height="80%" fo:text-indent="-0.948cm"/>
    </style:style>
    <style:style style:name="P39" style:family="paragraph">
      <style:paragraph-properties fo:margin-left="2.059cm" fo:margin-right="0cm" fo:margin-top="0.246cm" fo:margin-bottom="0cm" fo:line-height="90%" fo:text-indent="-0.789cm"/>
    </style:style>
    <style:style style:name="T1" style:family="text">
      <style:text-properties fo:color="#000000" fo:font-size="36pt" style:font-size-asian="36pt" style:font-size-complex="36pt"/>
    </style:style>
    <style:style style:name="T2" style:family="text">
      <style:text-properties fo:color="#000000"/>
    </style:style>
    <style:style style:name="T3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T4" style:family="text">
      <style:text-properties fo:font-size="36pt" fo:language="en" fo:country="US" style:font-size-asian="36pt" style:language-asian="en" style:country-asian="US" style:font-size-complex="36pt" style:language-complex="en" style:country-complex="US"/>
    </style:style>
    <style:style style:name="T5" style:family="text">
      <style:text-properties fo:language="en" fo:country="US" style:language-asian="en" style:country-asian="US" style:language-complex="en" style:country-complex="US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family="'Times New Roman'" style:font-pitch="variable" fo:font-size="24pt" fo:language="en" fo:country="US" style:language-asian="en" style:country-asian="US" style:language-complex="en" style:country-complex="US"/>
    </style:style>
    <style:style style:name="T9" style:family="text">
      <style:text-properties fo:font-family="'Times New Roman'" style:font-pitch="variable" fo:language="en" fo:country="US" style:language-asian="en" style:country-asian="US" style:language-complex="en" style:country-complex="US"/>
    </style:style>
    <style:style style:name="T10" style:family="text">
      <style:text-properties fo:font-family="'Times New Roman'" style:font-pitch="variable" fo:font-size="24pt" fo:language="en" fo:country="US" fo:font-style="italic" fo:font-weight="bold" style:language-asian="en" style:country-asian="US" style:font-style-asian="italic" style:font-weight-asian="bold" style:language-complex="en" style:country-complex="US" style:font-style-complex="italic" style:font-weight-complex="bold"/>
    </style:style>
    <style:style style:name="T11" style:family="text">
      <style:text-properties fo:font-family="'Times New Roman'" style:font-pitch="variable" fo:language="en" fo:country="US" fo:font-style="italic" fo:font-weight="bold" style:language-asian="en" style:country-asian="US" style:font-style-asian="italic" style:font-weight-asian="bold" style:language-complex="en" style:country-complex="US" style:font-style-complex="italic" style:font-weight-complex="bold"/>
    </style:style>
    <style:style style:name="T12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13" style:family="text">
      <style:text-properties fo:font-size="16pt" fo:language="en" fo:country="US" style:font-size-asian="16pt" style:language-asian="en" style:country-asian="US" style:font-size-complex="16pt" style:language-complex="en" style:country-complex="US"/>
    </style:style>
    <style:style style:name="T14" style:family="text">
      <style:text-properties fo:font-size="40pt" fo:language="en" fo:country="US" style:font-size-asian="40pt" style:language-asian="en" style:country-asian="US" style:font-size-complex="40pt" style:language-complex="en" style:country-complex="US"/>
    </style:style>
    <style:style style:name="T15" style:family="text">
      <style:text-properties fo:font-size="16pt" fo:font-weight="bold" style:font-size-asian="16pt" style:font-weight-asian="bold" style:font-size-complex="16pt" style:font-weight-complex="bold"/>
    </style:style>
    <style:style style:name="T16" style:family="text">
      <style:text-properties fo:font-size="16pt" fo:font-style="italic" style:font-size-asian="16pt" style:font-style-asian="italic" style:font-size-complex="16pt" style:font-style-complex="italic"/>
    </style:style>
    <style:style style:name="T17" style:family="text">
      <style:text-properties fo:font-family="Arial" style:font-pitch="variable" fo:font-size="20pt" fo:language="ja" fo:country="JP" style:font-size-asian="20pt" style:language-asian="ja" style:country-asian="JP" style:font-size-complex="20pt" style:language-complex="ja" style:country-complex="JP"/>
    </style:style>
    <style:style style:name="T18" style:family="text">
      <style:text-properties fo:color="#000000" fo:font-size="26pt" style:font-size-asian="26pt" style:font-size-complex="26pt"/>
    </style:style>
    <style:style style:name="T19" style:family="text">
      <style:text-properties fo:color="#dc2300"/>
    </style:style>
    <style:style style:name="T20" style:family="text">
      <style:text-properties fo:font-family="Arial" style:font-pitch="variable" fo:language="ja" fo:country="JP" style:language-asian="ja" style:country-asian="JP" style:language-complex="ja" style:country-complex="JP"/>
    </style:style>
    <style:style style:name="T21" style:family="text">
      <style:text-properties fo:color="#ff0000" fo:language="en" fo:country="US" style:language-asian="en" style:country-asian="US" style:language-complex="en" style:country-complex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1.693cm"/>
        <style:text-properties fo:color="#000000" fo:font-size="100%"/>
      </text:list-level-style-number>
      <text:list-level-style-bullet text:level="2" text:bullet-char="–">
        <style:list-level-properties text:space-before="1.27cm" text:min-label-width="0.789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IC150 Lecture 5 Iteration" draw:style-name="dp1" draw:master-page-name="Default" presentation:presentation-page-layout-name="AL1T0" presentation:use-date-time-name="dtd1">
        <draw:frame presentation:style-name="pr1" draw:text-style-name="P2" draw:layer="layout" svg:width="21.59cm" svg:height="3.175cm" svg:x="1.905cm" svg:y="6.349cm" presentation:class="title" presentation:user-transformed="true">
          <draw:text-box>
            <text:list text:style-name="L1">
              <text:list-header>
                <text:p text:style-name="P1"><text:span text:style-name="T1">IC150 Lecture Extra</text:span><text:span text:style-name="T2"><text:line-break/></text:span><text:span text:style-name="T2">Flowcharts &amp; </text:span><text:span text:style-name="T2"><text:line-break/></text:span><text:span text:style-name="T2">Structured Programming</text:span></text:p>
              </text:list-header>
            </text:list>
          </draw:text-box>
        </draw:frame>
        <draw:frame presentation:style-name="pr2" draw:text-style-name="P2" draw:layer="layout" svg:width="17.78cm" svg:height="3.338cm" svg:x="3.81cm" svg:y="12.325cm">
          <draw:text-box>
            <text:list text:style-name="L1">
              <text:list-header>
                <text:p text:style-name="P3">Timothy A. Gonsalves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8.255cm" svg:height="1.27cm" svg:x="10.795cm" svg:y="24.13cm">
            <text:list text:style-name="L2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5cm" svg:x="3.175cm" svg:y="1.905cm" draw:page-number="1" presentation:class="page"/>
          <draw:frame presentation:style-name="pr3" draw:text-style-name="P5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Sequence and Selection Flowcharts" draw:style-name="dp1" draw:master-page-name="Default" presentation:use-date-time-name="dtd1">
        <draw:custom-shape draw:name="Rectangle 2" draw:style-name="gr3" draw:text-style-name="P2" draw:layer="layout" svg:width="4.868cm" svg:height="2.328cm" svg:x="19.262cm" svg:y="8.255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22.6cm" svg:height="1.777cm" svg:x="2cm" svg:y="0.423cm" presentation:class="title" presentation:user-transformed="true">
          <draw:text-box>
            <text:list text:style-name="L3">
              <text:list-header>
                <text:p text:style-name="P6"><text:span text:style-name="T4">Sequence and Conditional Flowcharts</text:span></text:p>
              </text:list-header>
            </text:list>
          </draw:text-box>
        </draw:frame>
        <draw:frame presentation:style-name="pr5" draw:text-style-name="P2" draw:layer="layout" svg:width="23.491cm" svg:height="14.6cm" svg:x="0.952cm" svg:y="2.856cm" presentation:class="outline" presentation:user-transformed="true">
          <draw:text-box>
            <text:list text:style-name="L1">
              <text:list-header>
                <text:p text:style-name="P8"><text:span text:style-name="T5"><text:s text:c="2"/></text:span></text:p>
              </text:list-header>
            </text:list>
          </draw:text-box>
        </draw:frame>
        <draw:custom-shape draw:name="Rectangle 5" draw:style-name="gr4" draw:text-style-name="P10" draw:layer="layout" svg:width="2.54cm" svg:height="0.847cm" svg:x="2.328cm" svg:y="7.408cm">
          <text:p text:style-name="P9"><text:span text:style-name="T6">stmt 2</text:span></text:p>
          <draw:enhanced-geometry svg:viewBox="0 0 21600 21600" draw:type="rectangle" draw:enhanced-path="M 0 0 L 21600 0 21600 21600 0 21600 0 0 Z N"/>
        </draw:custom-shape>
        <draw:custom-shape draw:name="Rectangle 6" draw:style-name="gr4" draw:text-style-name="P10" draw:layer="layout" svg:width="2.54cm" svg:height="0.847cm" svg:x="2.328cm" svg:y="13.123cm">
          <text:p text:style-name="P9"><text:span text:style-name="T6">stmt n</text:span></text:p>
          <draw:enhanced-geometry svg:viewBox="0 0 21600 21600" draw:type="rectangle" draw:enhanced-path="M 0 0 L 21600 0 21600 21600 0 21600 0 0 Z N"/>
        </draw:custom-shape>
        <draw:line draw:name="Line 7" draw:style-name="gr5" draw:text-style-name="P11" draw:layer="layout" svg:x1="3.598cm" svg:y1="3.81cm" svg:x2="3.598cm" svg:y2="5.292cm">
          <text:p/>
        </draw:line>
        <draw:line draw:name="Line 8" draw:style-name="gr5" draw:text-style-name="P11" draw:layer="layout" svg:x1="3.598cm" svg:y1="6.138cm" svg:x2="3.598cm" svg:y2="7.408cm">
          <text:p/>
        </draw:line>
        <draw:line draw:name="Line 9" draw:style-name="gr5" draw:text-style-name="P11" draw:layer="layout" svg:x1="3.598cm" svg:y1="8.255cm" svg:x2="3.598cm" svg:y2="9.737cm">
          <text:p/>
        </draw:line>
        <draw:line draw:name="Line 10" draw:style-name="gr5" draw:text-style-name="P11" draw:layer="layout" svg:x1="3.598cm" svg:y1="11.43cm" svg:x2="3.598cm" svg:y2="13.123cm">
          <text:p/>
        </draw:line>
        <draw:custom-shape draw:name="Oval 11" draw:style-name="gr6" draw:text-style-name="P2" draw:layer="layout" svg:width="0.212cm" svg:height="0.212cm" svg:x="3.598cm" svg:y="10.79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2" draw:style-name="gr6" draw:text-style-name="P2" draw:layer="layout" svg:width="0.212cm" svg:height="0.212cm" svg:x="3.598cm" svg:y="9.948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6" draw:text-style-name="P2" draw:layer="layout" svg:width="0.212cm" svg:height="0.211cm" svg:x="3.598cm" svg:y="10.368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14" draw:style-name="gr7" draw:text-style-name="P11" draw:layer="layout" svg:x1="6.773cm" svg:y1="3.81cm" svg:x2="6.773cm" svg:y2="16.298cm">
          <text:p/>
        </draw:line>
        <draw:custom-shape draw:name="Rectangle 15" draw:style-name="gr4" draw:text-style-name="P10" draw:layer="layout" svg:width="2.54cm" svg:height="0.846cm" svg:x="2.328cm" svg:y="5.292cm">
          <text:p text:style-name="P9"><text:span text:style-name="T6">stmt 1</text:span></text:p>
          <draw:enhanced-geometry svg:viewBox="0 0 21600 21600" draw:type="rectangle" draw:enhanced-path="M 0 0 L 21600 0 21600 21600 0 21600 0 0 Z N"/>
        </draw:custom-shape>
        <draw:custom-shape draw:name="AutoShape 16" draw:style-name="gr8" draw:text-style-name="P13" draw:layer="layout" svg:width="4.445cm" svg:height="2.117cm" svg:x="12.912cm" svg:y="11.218cm">
          <text:p text:style-name="P12"><text:span text:style-name="T7">exp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name="Rectangle 17" draw:style-name="gr4" draw:text-style-name="P10" draw:layer="layout" svg:width="2.54cm" svg:height="0.847cm" svg:x="8.89cm" svg:y="11.853cm">
          <text:p text:style-name="P9"><text:span text:style-name="T6">f clause</text:span></text:p>
          <draw:enhanced-geometry svg:viewBox="0 0 21600 21600" draw:type="rectangle" draw:enhanced-path="M 0 0 L 21600 0 21600 21600 0 21600 0 0 Z N"/>
        </draw:custom-shape>
        <draw:custom-shape draw:name="Rectangle 18" draw:style-name="gr4" draw:text-style-name="P10" draw:layer="layout" svg:width="2.54cm" svg:height="0.847cm" svg:x="19.05cm" svg:y="11.853cm">
          <text:p text:style-name="P9"><text:span text:style-name="T6">t clause</text:span></text:p>
          <draw:enhanced-geometry svg:viewBox="0 0 21600 21600" draw:type="rectangle" draw:enhanced-path="M 0 0 L 21600 0 21600 21600 0 21600 0 0 Z N"/>
        </draw:custom-shape>
        <draw:line draw:name="Line 19" draw:style-name="gr5" draw:text-style-name="P11" draw:layer="layout" svg:x1="12.912cm" svg:y1="12.277cm" svg:x2="11.43cm" svg:y2="12.277cm">
          <text:p/>
        </draw:line>
        <draw:line draw:name="Line 20" draw:style-name="gr5" draw:text-style-name="P11" draw:layer="layout" svg:x1="17.357cm" svg:y1="12.277cm" svg:x2="19.05cm" svg:y2="12.277cm">
          <text:p/>
        </draw:line>
        <draw:line draw:name="Line 21" draw:style-name="gr5" draw:text-style-name="P11" draw:layer="layout" svg:x1="15.028cm" svg:y1="9.948cm" svg:x2="15.028cm" svg:y2="11.218cm">
          <text:p/>
        </draw:line>
        <draw:line draw:name="Line 22" draw:style-name="gr5" draw:text-style-name="P11" draw:layer="layout" svg:x1="15.028cm" svg:y1="14.182cm" svg:x2="15.028cm" svg:y2="15.452cm">
          <text:p/>
        </draw:line>
        <draw:line draw:name="Line 23" draw:style-name="gr7" draw:text-style-name="P11" draw:layer="layout" svg:x1="10.16cm" svg:y1="12.7cm" svg:x2="10.16cm" svg:y2="14.182cm">
          <text:p/>
        </draw:line>
        <draw:line draw:name="Line 24" draw:style-name="gr5" draw:text-style-name="P11" draw:layer="layout" svg:x1="10.16cm" svg:y1="14.182cm" svg:x2="15.028cm" svg:y2="14.182cm">
          <text:p/>
        </draw:line>
        <draw:line draw:name="Line 25" draw:style-name="gr5" draw:text-style-name="P11" draw:layer="layout" svg:x1="20.32cm" svg:y1="14.182cm" svg:x2="15.028cm" svg:y2="14.182cm">
          <text:p/>
        </draw:line>
        <draw:line draw:name="Line 26" draw:style-name="gr7" draw:text-style-name="P11" draw:layer="layout" svg:x1="20.32cm" svg:y1="12.7cm" svg:x2="20.32cm" svg:y2="14.182cm">
          <text:p/>
        </draw:line>
        <draw:custom-shape draw:name="Text Box 27" draw:style-name="gr9" draw:text-style-name="P15" draw:layer="layout" svg:width="4.445cm" svg:height="1.602cm" svg:x="1.482cm" svg:y="15.24cm">
          <text:list text:style-name="L1">
            <text:list-header>
              <text:p text:style-name="P14"><text:span text:style-name="T8">Sequence</text:span></text:p>
              <text:p text:style-name="P14"><text:span text:style-name="T8">Structu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8" draw:style-name="gr10" draw:text-style-name="P17" draw:layer="layout" svg:width="5.503cm" svg:height="1.277cm" svg:x="17.992cm" svg:y="5.715cm">
          <text:list text:style-name="L1">
            <text:list-header>
              <text:p text:style-name="P16"><text:span text:style-name="T8">If Structu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9" draw:style-name="gr11" draw:text-style-name="P17" draw:layer="layout" svg:width="6.985cm" svg:height="1.277cm" svg:x="17.145cm" svg:y="14.817cm">
          <text:list text:style-name="L1">
            <text:list-header>
              <text:p text:style-name="P16"><text:span text:style-name="T8">If/Else Structur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0" draw:style-name="gr5" draw:text-style-name="P11" draw:layer="layout" svg:x1="3.598cm" svg:y1="13.97cm" svg:x2="3.598cm" svg:y2="14.817cm">
          <text:p/>
        </draw:line>
        <draw:custom-shape draw:name="Rectangle 32" draw:style-name="gr4" draw:text-style-name="P13" draw:layer="layout" svg:width="2.54cm" svg:height="0.846cm" svg:x="15.028cm" svg:y="5.927cm">
          <text:p text:style-name="P12"><text:span text:style-name="T7">body</text:span></text:p>
          <draw:enhanced-geometry svg:viewBox="0 0 21600 21600" draw:type="rectangle" draw:enhanced-path="M 0 0 L 21600 0 21600 21600 0 21600 0 0 Z N"/>
        </draw:custom-shape>
        <draw:custom-shape draw:name="AutoShape 33" draw:style-name="gr8" draw:text-style-name="P13" draw:layer="layout" svg:width="4.013cm" svg:height="2.108cm" svg:x="9.525cm" svg:y="5.292cm">
          <text:p text:style-name="P12"><text:span text:style-name="T7">exp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name="Line 34" draw:style-name="gr5" draw:text-style-name="P11" draw:layer="layout" svg:x1="11.43cm" svg:y1="4.022cm" svg:x2="11.43cm" svg:y2="5.292cm">
          <text:p/>
        </draw:line>
        <draw:line draw:name="Line 35" draw:style-name="gr5" draw:text-style-name="P11" draw:layer="layout" svg:x1="13.547cm" svg:y1="6.35cm" svg:x2="15.028cm" svg:y2="6.35cm">
          <text:p/>
        </draw:line>
        <draw:line draw:name="Line 36" draw:style-name="gr5" draw:text-style-name="P11" draw:layer="layout" svg:x1="11.43cm" svg:y1="7.408cm" svg:x2="11.43cm" svg:y2="8.89cm">
          <text:p/>
        </draw:line>
        <draw:line draw:name="Line 37" draw:style-name="gr7" draw:text-style-name="P11" draw:layer="layout" svg:x1="16.298cm" svg:y1="6.773cm" svg:x2="16.298cm" svg:y2="8.043cm">
          <text:p/>
        </draw:line>
        <draw:line draw:name="Line 38" draw:style-name="gr5" draw:text-style-name="P11" draw:layer="layout" svg:x1="16.298cm" svg:y1="8.043cm" svg:x2="11.43cm" svg:y2="8.043cm">
          <text:p/>
        </draw:line>
        <draw:custom-shape draw:name="Text Box 39" draw:style-name="gr12" draw:text-style-name="P17" draw:layer="layout" svg:width="1.058cm" svg:height="1.277cm" svg:x="13.547cm" svg:y="5.292cm">
          <text:list text:style-name="L1">
            <text:list-header>
              <text:p text:style-name="P16"><text:span text:style-name="T9">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0" draw:style-name="gr13" draw:text-style-name="P17" draw:layer="layout" svg:width="1.058cm" svg:height="1.277cm" svg:x="10.16cm" svg:y="6.985cm">
          <text:list text:style-name="L1">
            <text:list-header>
              <text:p text:style-name="P16"><text:span text:style-name="T8">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1" draw:style-name="gr14" draw:text-style-name="P17" draw:layer="layout" svg:width="1.058cm" svg:height="1.277cm" svg:x="17.357cm" svg:y="11.007cm">
          <text:list text:style-name="L1">
            <text:list-header>
              <text:p text:style-name="P16"><text:span text:style-name="T8">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2" draw:style-name="gr15" draw:text-style-name="P17" draw:layer="layout" svg:width="1.059cm" svg:height="1.277cm" svg:x="11.853cm" svg:y="11.007cm">
          <text:list text:style-name="L1">
            <text:list-header>
              <text:p text:style-name="P16"><text:span text:style-name="T8">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3" draw:style-name="gr16" draw:text-style-name="P19" draw:layer="layout" svg:width="5.08cm" svg:height="2.008cm" svg:x="19.262cm" svg:y="8.467cm">
          <text:list text:style-name="L1">
            <text:list-header>
              <text:p text:style-name="P18"><text:span text:style-name="T10">Single Entry</text:span></text:p>
              <text:p text:style-name="P18"><text:span text:style-name="T10">Single Exi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44" draw:style-name="gr17" draw:text-style-name="P2" draw:layer="layout" svg:width="0.423cm" svg:height="0.423cm" svg:x="3.387cm" svg:y="3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5" draw:style-name="gr17" draw:text-style-name="P2" draw:layer="layout" svg:width="0.423cm" svg:height="0.423cm" svg:x="3.387cm" svg:y="14.8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6" draw:style-name="gr17" draw:text-style-name="P2" draw:layer="layout" svg:width="0.424cm" svg:height="0.424cm" svg:x="11.218cm" svg:y="3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7" draw:style-name="gr17" draw:text-style-name="P2" draw:layer="layout" svg:width="0.424cm" svg:height="0.423cm" svg:x="11.218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8" draw:style-name="gr17" draw:text-style-name="P2" draw:layer="layout" svg:width="0.423cm" svg:height="0.423cm" svg:x="14.817cm" svg:y="9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9" draw:style-name="gr17" draw:text-style-name="P2" draw:layer="layout" svg:width="0.423cm" svg:height="0.423cm" svg:x="14.817cm" svg:y="15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 presentation:use-date-time-name="dtd1">
          <draw:custom-shape draw:name="Rectangle 7" draw:style-name="gr1" draw:text-style-name="P21" draw:layer="layout" svg:width="8.255cm" svg:height="1.27cm" svg:x="10.795cm" svg:y="24.13cm">
            <text:list text:style-name="L2">
              <text:list-header>
                <text:p text:style-name="P20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5cm" svg:x="3.175cm" svg:y="1.905cm" draw:page-number="2" presentation:class="page"/>
          <draw:frame presentation:style-name="pr3" draw:text-style-name="P2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Repetition Structures" draw:style-name="dp1" draw:master-page-name="Default" presentation:use-date-time-name="dtd1">
        <draw:frame presentation:style-name="pr6" draw:text-style-name="P2" draw:layer="layout" svg:width="16.565cm" svg:height="2.127cm" svg:x="8.2cm" svg:y="0.2cm" presentation:class="title" presentation:user-transformed="true">
          <draw:text-box>
            <text:list text:style-name="L3">
              <text:list-header>
                <text:p text:style-name="P23"><text:span text:style-name="T5">Repetition Structures</text:span></text:p>
              </text:list-header>
            </text:list>
          </draw:text-box>
        </draw:frame>
        <draw:frame presentation:style-name="pr7" draw:text-style-name="P2" draw:layer="layout" svg:width="24.13cm" svg:height="14.605cm" svg:x="0.635cm" svg:y="2.327cm" presentation:class="outline" presentation:user-transformed="true">
          <draw:text-box>
            <text:list text:style-name="L1">
              <text:list-header>
                <text:p text:style-name="P8"><text:span text:style-name="T5"><text:s text:c="3"/></text:span></text:p>
              </text:list-header>
            </text:list>
          </draw:text-box>
        </draw:frame>
        <draw:g draw:name="Group 4">
          <draw:custom-shape draw:name="Rectangle 5" draw:style-name="gr18" draw:text-style-name="P2" draw:layer="layout" svg:width="2.54cm" svg:height="0.846cm" svg:x="7.408cm" svg:y="5.715cm">
            <text:p/>
            <draw:enhanced-geometry svg:viewBox="0 0 21600 21600" draw:type="rectangle" draw:enhanced-path="M 0 0 L 21600 0 21600 21600 0 21600 0 0 Z N"/>
          </draw:custom-shape>
          <draw:custom-shape draw:name="AutoShape 6" draw:style-name="gr19" draw:text-style-name="P2" draw:layer="layout" svg:width="4.013cm" svg:height="2.108cm" svg:x="1.905cm" svg:y="5.0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name="Line 7" draw:style-name="gr5" draw:text-style-name="P11" draw:layer="layout" svg:x1="3.81cm" svg:y1="3.81cm" svg:x2="3.81cm" svg:y2="5.08cm">
            <text:p/>
          </draw:line>
          <draw:line draw:name="Line 8" draw:style-name="gr5" draw:text-style-name="P11" draw:layer="layout" svg:x1="5.927cm" svg:y1="6.138cm" svg:x2="7.408cm" svg:y2="6.138cm">
            <text:p/>
          </draw:line>
          <draw:line draw:name="Line 9" draw:style-name="gr5" draw:text-style-name="P11" draw:layer="layout" svg:x1="3.81cm" svg:y1="7.196cm" svg:x2="3.81cm" svg:y2="8.678cm">
            <text:p/>
          </draw:line>
          <draw:custom-shape draw:name="Text Box 10" draw:style-name="gr20" draw:text-style-name="P2" draw:layer="layout" svg:width="1.058cm" svg:height="1.277cm" svg:x="5.927cm" svg:y="5.08cm">
            <text:list text:style-name="L1">
              <text:list-header>
                <text:p text:style-name="P24"><text:span text:style-name="T9">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1" draw:style-name="gr7" draw:text-style-name="P11" draw:layer="layout" svg:x1="8.467cm" svg:y1="5.715cm" svg:x2="8.467cm" svg:y2="4.445cm">
            <text:p/>
          </draw:line>
          <draw:line draw:name="Line 12" draw:style-name="gr5" draw:text-style-name="P11" draw:layer="layout" svg:x1="8.466cm" svg:y1="4.445cm" svg:x2="3.809cm" svg:y2="4.445cm">
            <text:p/>
          </draw:line>
        </draw:g>
        <draw:g draw:name="Group 13">
          <draw:custom-shape draw:name="Rectangle 14" draw:style-name="gr18" draw:text-style-name="P2" draw:layer="layout" svg:width="2.54cm" svg:height="0.845cm" svg:x="16.722cm" svg:y="4.868cm">
            <text:p/>
            <draw:enhanced-geometry svg:viewBox="0 0 21600 21600" draw:type="rectangle" draw:enhanced-path="M 0 0 L 21600 0 21600 21600 0 21600 0 0 Z N"/>
          </draw:custom-shape>
          <draw:custom-shape draw:name="AutoShape 15" draw:style-name="gr19" draw:text-style-name="P2" draw:layer="layout" svg:width="4.013cm" svg:height="2.107cm" svg:x="16.087cm" svg:y="6.98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name="Line 16" draw:style-name="gr5" draw:text-style-name="P11" draw:layer="layout" svg:x1="17.992cm" svg:y1="5.714cm" svg:x2="17.992cm" svg:y2="6.983cm">
            <text:p/>
          </draw:line>
          <draw:line draw:name="Line 17" draw:style-name="gr5" draw:text-style-name="P11" draw:layer="layout" svg:x1="17.992cm" svg:y1="9.101cm" svg:x2="17.992cm" svg:y2="10.582cm">
            <text:p/>
          </draw:line>
          <draw:custom-shape draw:name="Text Box 18" draw:style-name="gr20" draw:text-style-name="P2" draw:layer="layout" svg:width="1.058cm" svg:height="1.277cm" svg:x="20.109cm" svg:y="6.984cm">
            <text:list text:style-name="L1">
              <text:list-header>
                <text:p text:style-name="P24"><text:span text:style-name="T9">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9" draw:style-name="gr5" draw:text-style-name="P11" draw:layer="layout" svg:x1="17.992cm" svg:y1="3.387cm" svg:x2="17.992cm" svg:y2="4.868cm">
            <text:p/>
          </draw:line>
          <draw:line draw:name="Line 20" draw:style-name="gr7" draw:text-style-name="P11" draw:layer="layout" svg:x1="21.59cm" svg:y1="8.041cm" svg:x2="21.59cm" svg:y2="4.02cm">
            <text:p/>
          </draw:line>
          <draw:line draw:name="Line 21" draw:style-name="gr5" draw:text-style-name="P11" draw:layer="layout" svg:x1="21.59cm" svg:y1="4.021cm" svg:x2="17.992cm" svg:y2="4.021cm">
            <text:p/>
          </draw:line>
          <draw:line draw:name="Line 22" draw:style-name="gr7" draw:text-style-name="P11" draw:layer="layout" svg:x1="20.109cm" svg:y1="8.043cm" svg:x2="21.59cm" svg:y2="8.043cm">
            <text:p/>
          </draw:line>
          <draw:custom-shape draw:name="Text Box 23" draw:style-name="gr20" draw:text-style-name="P2" draw:layer="layout" svg:width="1.693cm" svg:height="1.277cm" svg:x="18.204cm" svg:y="9.313cm">
            <text:list text:style-name="L1">
              <text:list-header>
                <text:p text:style-name="P24"><text:span text:style-name="T9">f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24">
          <draw:g draw:name="Group 25">
            <draw:custom-shape draw:name="Rectangle 26" draw:style-name="gr18" draw:text-style-name="P2" draw:layer="layout" svg:width="2.54cm" svg:height="0.846cm" svg:x="12.277cm" svg:y="14.182cm">
              <text:p/>
              <draw:enhanced-geometry svg:viewBox="0 0 21600 21600" draw:type="rectangle" draw:enhanced-path="M 0 0 L 21600 0 21600 21600 0 21600 0 0 Z N"/>
            </draw:custom-shape>
            <draw:custom-shape draw:name="AutoShape 27" draw:style-name="gr19" draw:text-style-name="P2" draw:layer="layout" svg:width="4.013cm" svg:height="2.108cm" svg:x="6.773cm" svg:y="13.547cm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line draw:name="Line 28" draw:style-name="gr5" draw:text-style-name="P11" draw:layer="layout" svg:x1="8.678cm" svg:y1="12.277cm" svg:x2="8.678cm" svg:y2="13.547cm">
              <text:p/>
            </draw:line>
            <draw:line draw:name="Line 29" draw:style-name="gr5" draw:text-style-name="P11" draw:layer="layout" svg:x1="10.795cm" svg:y1="14.605cm" svg:x2="12.277cm" svg:y2="14.605cm">
              <text:p/>
            </draw:line>
            <draw:line draw:name="Line 30" draw:style-name="gr5" draw:text-style-name="P11" draw:layer="layout" svg:x1="8.678cm" svg:y1="15.663cm" svg:x2="8.678cm" svg:y2="17.145cm">
              <text:p/>
            </draw:line>
            <draw:custom-shape draw:name="Text Box 31" draw:style-name="gr20" draw:text-style-name="P2" draw:layer="layout" svg:width="1.058cm" svg:height="1.277cm" svg:x="10.795cm" svg:y="13.547cm">
              <text:list text:style-name="L1">
                <text:list-header>
                  <text:p text:style-name="P24"><text:span text:style-name="T9">t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Rectangle 32" draw:style-name="gr18" draw:text-style-name="P2" draw:layer="layout" svg:width="2.54cm" svg:height="0.847cm" svg:x="7.408cm" svg:y="11.43cm">
              <text:p/>
              <draw:enhanced-geometry svg:viewBox="0 0 21600 21600" draw:type="rectangle" draw:enhanced-path="M 0 0 L 21600 0 21600 21600 0 21600 0 0 Z N"/>
            </draw:custom-shape>
            <draw:custom-shape draw:name="Rectangle 33" draw:style-name="gr18" draw:text-style-name="P2" draw:layer="layout" svg:width="2.54cm" svg:height="0.846cm" svg:x="16.298cm" svg:y="14.182cm">
              <text:p/>
              <draw:enhanced-geometry svg:viewBox="0 0 21600 21600" draw:type="rectangle" draw:enhanced-path="M 0 0 L 21600 0 21600 21600 0 21600 0 0 Z N"/>
            </draw:custom-shape>
            <draw:line draw:name="Line 34" draw:style-name="gr5" draw:text-style-name="P11" draw:layer="layout" svg:x1="14.817cm" svg:y1="14.605cm" svg:x2="16.298cm" svg:y2="14.605cm">
              <text:p/>
            </draw:line>
          </draw:g>
          <draw:line draw:name="Line 35" draw:style-name="gr7" draw:text-style-name="P11" draw:layer="layout" svg:x1="17.357cm" svg:y1="14.18cm" svg:x2="17.357cm" svg:y2="12.699cm">
            <text:p/>
          </draw:line>
          <draw:line draw:name="Line 36" draw:style-name="gr5" draw:text-style-name="P11" draw:layer="layout" svg:x1="17.356cm" svg:y1="12.7cm" svg:x2="8.677cm" svg:y2="12.7cm">
            <text:p/>
          </draw:line>
        </draw:g>
        <draw:line draw:name="Line 37" draw:style-name="gr5" draw:text-style-name="P11" draw:layer="layout" svg:x1="8.678cm" svg:y1="10.372cm" svg:x2="8.678cm" svg:y2="11.43cm">
          <text:p/>
        </draw:line>
        <draw:custom-shape draw:name="Text Box 38" draw:style-name="gr20" draw:text-style-name="P2" draw:layer="layout" svg:width="1.905cm" svg:height="1.277cm" svg:x="8.89cm" svg:y="15.875cm">
          <text:list text:style-name="L1">
            <text:list-header>
              <text:p text:style-name="P24"><text:span text:style-name="T9">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9" draw:style-name="gr20" draw:text-style-name="P2" draw:layer="layout" svg:width="1.482cm" svg:height="1.277cm" svg:x="4.233cm" svg:y="7.408cm">
          <text:list text:style-name="L1">
            <text:list-header>
              <text:p text:style-name="P24"><text:span text:style-name="T9">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0" draw:style-name="gr20" draw:text-style-name="P2" draw:layer="layout" svg:width="5.926cm" svg:height="1.277cm" svg:x="1.482cm" svg:y="9.102cm">
          <text:list text:style-name="L1">
            <text:list-header>
              <text:p text:style-name="P24"><text:span text:style-name="T9">While Structu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1" draw:style-name="gr20" draw:text-style-name="P2" draw:layer="layout" svg:width="4.021cm" svg:height="1.602cm" svg:x="20.532cm" svg:y="8.89cm">
          <text:list text:style-name="L1">
            <text:list-header>
              <text:p text:style-name="P25"><text:span text:style-name="T9">Do/While</text:span></text:p>
              <text:p text:style-name="P25"><text:span text:style-name="T9">Structu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2" draw:style-name="gr20" draw:text-style-name="P2" draw:layer="layout" svg:width="5.503cm" svg:height="1.277cm" svg:x="16.722cm" svg:y="15.663cm">
          <text:list text:style-name="L1">
            <text:list-header>
              <text:p text:style-name="P24"><text:span text:style-name="T9">For Structu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43" draw:style-name="gr17" draw:text-style-name="P2" draw:layer="layout" svg:width="0.424cm" svg:height="0.423cm" svg:x="3.598cm" svg:y="3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4" draw:style-name="gr17" draw:text-style-name="P2" draw:layer="layout" svg:width="0.424cm" svg:height="0.424cm" svg:x="3.598cm" svg:y="8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5" draw:style-name="gr17" draw:text-style-name="P2" draw:layer="layout" svg:width="0.423cm" svg:height="0.424cm" svg:x="17.78cm" svg:y="2.9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6" draw:style-name="gr17" draw:text-style-name="P2" draw:layer="layout" svg:width="0.423cm" svg:height="0.424cm" svg:x="17.78cm" svg:y="10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7" draw:style-name="gr17" draw:text-style-name="P2" draw:layer="layout" svg:width="0.423cm" svg:height="0.424cm" svg:x="8.467cm" svg:y="9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8" draw:style-name="gr17" draw:text-style-name="P2" draw:layer="layout" svg:width="0.423cm" svg:height="0.423cm" svg:x="8.467cm" svg:y="17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49" draw:style-name="gr3" draw:text-style-name="P2" draw:layer="layout" svg:width="4.868cm" svg:height="2.329cm" svg:x="0.847cm" svg:y="15.028cm">
          <text:p/>
          <draw:enhanced-geometry svg:viewBox="0 0 21600 21600" draw:type="rectangle" draw:enhanced-path="M 0 0 L 21600 0 21600 21600 0 21600 0 0 Z N"/>
        </draw:custom-shape>
        <draw:custom-shape draw:name="Text Box 50" draw:style-name="gr20" draw:text-style-name="P2" draw:layer="layout" svg:width="5.08cm" svg:height="2.008cm" svg:x="0.847cm" svg:y="15.24cm">
          <text:list text:style-name="L1">
            <text:list-header>
              <text:p text:style-name="P26"><text:span text:style-name="T11">Single Entry</text:span></text:p>
              <text:p text:style-name="P26"><text:span text:style-name="T11">Single Exi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1" draw:style-name="gr21" draw:text-style-name="P2" draw:layer="layout" svg:width="0.511cm" svg:height="1.27cm" svg:x="3.85cm" svg:y="5.111cm">
          <text:p/>
          <draw:enhanced-geometry svg:viewBox="0 0 21600 21600" draw:type="rectangle" draw:enhanced-path="M 0 0 L 21600 0 21600 21600 0 21600 0 0 Z N"/>
        </draw:custom-shape>
        <draw:custom-shape draw:name="Rectangle 52" draw:style-name="gr21" draw:text-style-name="P2" draw:layer="layout" svg:width="0.511cm" svg:height="1.27cm" svg:x="12.365cm" svg:y="5.622cm">
          <text:p/>
          <draw:enhanced-geometry svg:viewBox="0 0 21600 21600" draw:type="rectangle" draw:enhanced-path="M 0 0 L 21600 0 21600 21600 0 21600 0 0 Z N"/>
        </draw:custom-shape>
        <draw:custom-shape draw:name="Rectangle 53" draw:style-name="gr21" draw:text-style-name="P2" draw:layer="layout" svg:width="0.511cm" svg:height="0.763cm" svg:x="8.361cm" svg:y="5.508cm">
          <text:p/>
          <draw:enhanced-geometry svg:viewBox="0 0 21600 21600" draw:type="rectangle" draw:enhanced-path="M 0 0 L 21600 0 21600 21600 0 21600 0 0 Z N"/>
        </draw:custom-shape>
        <draw:custom-shape draw:name="Rectangle 54" draw:style-name="gr22" draw:text-style-name="P2" draw:layer="layout" svg:width="1.874cm" svg:height="1.108cm" svg:x="2.963cm" svg:y="5.503cm">
          <text:list text:style-name="L2">
            <text:list-header>
              <text:p text:style-name="P27"><text:span text:style-name="T12">exp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5" draw:style-name="gr22" draw:text-style-name="P2" draw:layer="layout" svg:width="1.874cm" svg:height="1.108cm" svg:x="17.145cm" svg:y="7.408cm">
          <text:list text:style-name="L2">
            <text:list-header>
              <text:p text:style-name="P27"><text:span text:style-name="T12">exp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6" draw:style-name="gr22" draw:text-style-name="P2" draw:layer="layout" svg:width="1.874cm" svg:height="1.108cm" svg:x="7.832cm" svg:y="13.97cm">
          <text:list text:style-name="L2">
            <text:list-header>
              <text:p text:style-name="P27"><text:span text:style-name="T12">exp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7" draw:style-name="gr22" draw:text-style-name="P2" draw:layer="layout" svg:width="1.725cm" svg:height="0.937cm" svg:x="7.832cm" svg:y="5.715cm">
          <text:list text:style-name="L2">
            <text:list-header>
              <text:p text:style-name="P27"><text:span text:style-name="T13">body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8" draw:style-name="gr22" draw:text-style-name="P2" draw:layer="layout" svg:width="1.725cm" svg:height="0.937cm" svg:x="17.145cm" svg:y="4.868cm">
          <text:list text:style-name="L2">
            <text:list-header>
              <text:p text:style-name="P27"><text:span text:style-name="T13">body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9" draw:style-name="gr22" draw:text-style-name="P2" draw:layer="layout" svg:width="1.725cm" svg:height="0.937cm" svg:x="12.7cm" svg:y="14.182cm">
          <text:list text:style-name="L2">
            <text:list-header>
              <text:p text:style-name="P27"><text:span text:style-name="T13">body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0" draw:style-name="gr22" draw:text-style-name="P2" draw:layer="layout" svg:width="1.222cm" svg:height="0.937cm" svg:x="7.832cm" svg:y="11.43cm">
          <text:list text:style-name="L2">
            <text:list-header>
              <text:p text:style-name="P27"><text:span text:style-name="T13">ini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1" draw:style-name="gr22" draw:text-style-name="P2" draw:layer="layout" svg:width="1.412cm" svg:height="0.937cm" svg:x="16.722cm" svg:y="14.182cm">
          <text:list text:style-name="L2">
            <text:list-header>
              <text:p text:style-name="P27"><text:span text:style-name="T13">incr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custom-shape draw:name="Rectangle 7" draw:style-name="gr1" draw:text-style-name="P2" draw:layer="layout" svg:width="8.255cm" svg:height="1.27cm" svg:x="10.795cm" svg:y="24.13cm">
            <text:list text:style-name="L2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5cm" svg:x="3.175cm" svg:y="1.905cm" draw:page-number="3" presentation:class="page"/>
          <draw:frame presentation:style-name="pr3" draw:text-style-name="P5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draw:frame presentation:style-name="pr4" draw:text-style-name="P2" draw:layer="layout" svg:width="11.565cm" svg:height="1.777cm" svg:x="13.2cm" svg:y="0.423cm" presentation:class="title" presentation:user-transformed="true">
          <draw:text-box>
            <text:list text:style-name="L3">
              <text:list-header>
                <text:p text:style-name="P23"><text:span text:style-name="T14">Other Symbols</text:span></text:p>
              </text:list-header>
            </text:list>
          </draw:text-box>
        </draw:frame>
        <draw:custom-shape draw:name="Rectangle 5" draw:style-name="gr4" draw:text-style-name="P10" draw:layer="layout" svg:width="2.54cm" svg:height="0.847cm" svg:x="2.328cm" svg:y="7.408cm">
          <text:p text:style-name="P28"><text:span text:style-name="T6">stmt k</text:span></text:p>
          <draw:enhanced-geometry svg:viewBox="0 0 21600 21600" draw:type="rectangle" draw:enhanced-path="M 0 0 L 21600 0 21600 21600 0 21600 0 0 Z N"/>
        </draw:custom-shape>
        <draw:custom-shape draw:name="Rectangle 6" draw:style-name="gr4" draw:text-style-name="P10" draw:layer="layout" svg:width="2.54cm" svg:height="0.847cm" svg:x="2.328cm" svg:y="15.123cm">
          <text:p text:style-name="P28"><text:span text:style-name="T6">stmt m</text:span></text:p>
          <draw:enhanced-geometry svg:viewBox="0 0 21600 21600" draw:type="rectangle" draw:enhanced-path="M 0 0 L 21600 0 21600 21600 0 21600 0 0 Z N"/>
        </draw:custom-shape>
        <draw:line draw:name="Line 7" draw:style-name="gr5" draw:text-style-name="P11" draw:layer="layout" svg:x1="3.598cm" svg:y1="3.81cm" svg:x2="3.598cm" svg:y2="5.292cm">
          <text:p/>
        </draw:line>
        <draw:line draw:name="Line 8" draw:style-name="gr5" draw:text-style-name="P11" draw:layer="layout" svg:x1="3.598cm" svg:y1="6.138cm" svg:x2="3.598cm" svg:y2="7.408cm">
          <text:p/>
        </draw:line>
        <draw:line draw:name="Line 9" draw:style-name="gr5" draw:text-style-name="P11" draw:layer="layout" svg:x1="3.598cm" svg:y1="8.255cm" svg:x2="3.598cm" svg:y2="9.737cm">
          <text:p/>
        </draw:line>
        <draw:line draw:name="Line 10" draw:style-name="gr5" draw:text-style-name="P11" draw:layer="layout" svg:x1="3.598cm" svg:y1="11.43cm" svg:x2="3.598cm" svg:y2="13.123cm">
          <text:p/>
        </draw:line>
        <draw:custom-shape draw:name="Oval 11" draw:style-name="gr6" draw:text-style-name="P2" draw:layer="layout" svg:width="0.212cm" svg:height="0.212cm" svg:x="3.598cm" svg:y="10.79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2" draw:style-name="gr6" draw:text-style-name="P2" draw:layer="layout" svg:width="0.212cm" svg:height="0.212cm" svg:x="3.598cm" svg:y="9.948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6" draw:text-style-name="P2" draw:layer="layout" svg:width="0.212cm" svg:height="0.211cm" svg:x="3.598cm" svg:y="10.368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14" draw:style-name="gr7" draw:text-style-name="P11" draw:layer="layout" svg:x1="6.773cm" svg:y1="3.81cm" svg:x2="6.773cm" svg:y2="16.298cm">
          <text:p/>
        </draw:line>
        <draw:custom-shape draw:name="Text Box 27" draw:style-name="gr23" draw:text-style-name="P15" draw:layer="layout" svg:width="4.445cm" svg:height="1.602cm" svg:x="1.482cm" svg:y="15.24cm">
          <text:p/>
          <draw:enhanced-geometry svg:viewBox="0 0 21600 21600" draw:type="mso-spt202" draw:enhanced-path="M 0 0 L 21600 0 21600 21600 0 21600 0 0 Z N"/>
        </draw:custom-shape>
        <draw:custom-shape draw:name="Text Box 28" draw:style-name="gr24" draw:text-style-name="P17" draw:layer="layout" svg:width="5.503cm" svg:height="1.277cm" svg:x="17.992cm" svg:y="5.715cm">
          <text:list text:style-name="L1">
            <text:list-header>
              <text:p text:style-name="P24"><text:span text:style-name="T8">If Structur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0" draw:style-name="gr5" draw:text-style-name="P11" draw:layer="layout" svg:x1="3.598cm" svg:y1="15.97cm" svg:x2="3.598cm" svg:y2="16.817cm">
          <text:p/>
        </draw:line>
        <draw:custom-shape draw:name="Rectangle 32" draw:style-name="gr4" draw:text-style-name="P13" draw:layer="layout" svg:width="2.54cm" svg:height="0.846cm" svg:x="15.028cm" svg:y="5.927cm">
          <text:p text:style-name="P28"><text:span text:style-name="T7">body</text:span></text:p>
          <draw:enhanced-geometry svg:viewBox="0 0 21600 21600" draw:type="rectangle" draw:enhanced-path="M 0 0 L 21600 0 21600 21600 0 21600 0 0 Z N"/>
        </draw:custom-shape>
        <draw:custom-shape draw:name="AutoShape 33" draw:style-name="gr8" draw:text-style-name="P13" draw:layer="layout" svg:width="4.013cm" svg:height="2.108cm" svg:x="9.525cm" svg:y="5.292cm">
          <text:p text:style-name="P28"><text:span text:style-name="T7">exp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name="Line 34" draw:style-name="gr5" draw:text-style-name="P11" draw:layer="layout" svg:x1="11.43cm" svg:y1="4.022cm" svg:x2="11.43cm" svg:y2="5.292cm">
          <text:p/>
        </draw:line>
        <draw:line draw:name="Line 35" draw:style-name="gr5" draw:text-style-name="P11" draw:layer="layout" svg:x1="13.547cm" svg:y1="6.35cm" svg:x2="15.028cm" svg:y2="6.35cm">
          <text:p/>
        </draw:line>
        <draw:line draw:name="Line 36" draw:style-name="gr5" draw:text-style-name="P11" draw:layer="layout" svg:x1="11.43cm" svg:y1="7.408cm" svg:x2="11.43cm" svg:y2="8.89cm">
          <text:p/>
        </draw:line>
        <draw:line draw:name="Line 37" draw:style-name="gr7" draw:text-style-name="P11" draw:layer="layout" svg:x1="16.298cm" svg:y1="6.773cm" svg:x2="16.298cm" svg:y2="8.043cm">
          <text:p/>
        </draw:line>
        <draw:line draw:name="Line 38" draw:style-name="gr5" draw:text-style-name="P11" draw:layer="layout" svg:x1="16.298cm" svg:y1="8.043cm" svg:x2="11.43cm" svg:y2="8.043cm">
          <text:p/>
        </draw:line>
        <draw:custom-shape draw:name="Text Box 39" draw:style-name="gr25" draw:text-style-name="P29" draw:layer="layout" svg:width="1.058cm" svg:height="1.277cm" svg:x="13.547cm" svg:y="5.292cm">
          <text:list text:style-name="L1">
            <text:list-header>
              <text:p text:style-name="P24"><text:span text:style-name="T9">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0" draw:style-name="gr26" draw:text-style-name="P17" draw:layer="layout" svg:width="1.058cm" svg:height="1.277cm" svg:x="10.16cm" svg:y="6.985cm">
          <text:list text:style-name="L1">
            <text:list-header>
              <text:p text:style-name="P24"><text:span text:style-name="T8">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44" draw:style-name="gr27" draw:text-style-name="P13" draw:layer="layout" svg:width="2.8cm" svg:height="0.944cm" svg:x="2.3cm" svg:y="2.856cm">
          <text:p text:style-name="P28"><text:span text:style-name="T7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1" draw:layer="layout" svg:width="3cm" svg:height="1cm" svg:x="2.2cm" svg:y="5.2cm">
          <text:p text:style-name="P30"><text:span text:style-name="T6">Inpu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8" draw:text-style-name="P31" draw:layer="layout" svg:width="3cm" svg:height="1cm" svg:x="2.201cm" svg:y="13.001cm">
          <text:p text:style-name="P30"><text:span text:style-name="T6">Outpu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name="Line 10" draw:style-name="gr5" draw:text-style-name="P11" draw:layer="layout" svg:x1="3.598cm" svg:y1="14.001cm" svg:x2="3.598cm" svg:y2="15.217cm">
          <text:p/>
        </draw:line>
        <draw:custom-shape draw:style-name="gr28" draw:text-style-name="P32" draw:layer="layout" svg:width="0.8cm" svg:height="0.758cm" svg:x="3.2cm" svg:y="16.842cm">
          <text:p text:style-name="P30"><text:span text:style-name="T7">G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8" draw:text-style-name="P32" draw:layer="layout" svg:width="0.8cm" svg:height="0.758cm" svg:x="11cm" svg:y="3.242cm">
          <text:p text:style-name="P30"><text:span text:style-name="T7">G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name="Rectangle 5" draw:style-name="gr4" draw:text-style-name="P10" draw:layer="layout" svg:width="2.54cm" svg:height="0.847cm" svg:x="10.128cm" svg:y="8.908cm">
          <text:p text:style-name="P28"><text:span text:style-name="T6">stmt n</text:span></text:p>
          <draw:enhanced-geometry svg:viewBox="0 0 21600 21600" draw:type="rectangle" draw:enhanced-path="M 0 0 L 21600 0 21600 21600 0 21600 0 0 Z N"/>
        </draw:custom-shape>
        <draw:custom-shape draw:name="Oval 44" draw:style-name="gr27" draw:text-style-name="P13" draw:layer="layout" svg:width="2.8cm" svg:height="0.944cm" svg:x="10cm" svg:y="15.056cm">
          <text:p text:style-name="P28"><text:span text:style-name="T7">Sto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5" draw:style-name="gr4" draw:text-style-name="P10" draw:layer="layout" svg:width="2.54cm" svg:height="0.847cm" svg:x="10.128cm" svg:y="11.009cm">
          <text:p text:style-name="P28"><text:span text:style-name="T6">stmt p</text:span></text:p>
          <draw:enhanced-geometry svg:viewBox="0 0 21600 21600" draw:type="rectangle" draw:enhanced-path="M 0 0 L 21600 0 21600 21600 0 21600 0 0 Z N"/>
        </draw:custom-shape>
        <draw:line draw:name="Line 8" draw:style-name="gr5" draw:text-style-name="P11" draw:layer="layout" svg:x1="11.398cm" svg:y1="9.739cm" svg:x2="11.398cm" svg:y2="11.009cm">
          <text:p/>
        </draw:line>
        <draw:line draw:name="Line 9" draw:style-name="gr5" draw:text-style-name="P11" draw:layer="layout" svg:x1="11.398cm" svg:y1="11.856cm" svg:x2="11.398cm" svg:y2="13.338cm">
          <text:p/>
        </draw:line>
        <draw:custom-shape draw:name="Oval 11" draw:style-name="gr6" draw:text-style-name="P2" draw:layer="layout" svg:width="0.212cm" svg:height="0.212cm" svg:x="11.398cm" svg:y="14.39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2" draw:style-name="gr6" draw:text-style-name="P2" draw:layer="layout" svg:width="0.212cm" svg:height="0.212cm" svg:x="11.398cm" svg:y="13.549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6" draw:text-style-name="P2" draw:layer="layout" svg:width="0.212cm" svg:height="0.211cm" svg:x="11.398cm" svg:y="13.969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1" draw:layer="layout" svg:width="10cm" svg:height="1.4cm" svg:x="9.4cm" svg:y="16.8cm">
          <text:p text:style-name="P30"><text:span text:style-name="T15">Off-page connector</text:span><text:span text:style-name="T6">: </text:span><text:span text:style-name="T16">G</text:span><text:span text:style-name="T6"> connects to </text:span><text:span text:style-name="T16">G</text:span><text:span text:style-name="T6"><text:line-break/></text:span><text:span text:style-name="T16">Use to reduce visual complexity</text:span></text:p>
          <draw:enhanced-geometry svg:viewBox="0 0 21600 21600" draw:text-areas="800 800 20800 20800" draw:type="round-rectangular-callout" draw:modifiers="-10826.99730027 6675.802997858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 presentation:use-date-time-name="dtd1">
          <draw:custom-shape draw:name="Rectangle 7" draw:style-name="gr1" draw:text-style-name="P21" draw:layer="layout" svg:width="8.255cm" svg:height="1.27cm" svg:x="10.795cm" svg:y="24.13cm">
            <text:list text:style-name="L2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5cm" svg:x="3.175cm" svg:y="1.905cm" draw:page-number="4" presentation:class="page"/>
          <draw:frame presentation:style-name="pr3" draw:text-style-name="P2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Spaghetti programming" draw:style-name="dp1" draw:master-page-name="Default" presentation:use-date-time-name="dtd1">
        <draw:frame presentation:style-name="pr4" draw:text-style-name="P2" draw:layer="layout" svg:width="18cm" svg:height="1.777cm" svg:x="6.8cm" svg:y="0.423cm" presentation:class="title" presentation:user-transformed="true">
          <draw:text-box>
            <text:list text:style-name="L3">
              <text:list-header>
                <text:p text:style-name="P6"><text:span text:style-name="T14">Spaghetti programming</text:span></text:p>
              </text:list-header>
            </text:list>
          </draw:text-box>
        </draw:frame>
        <draw:frame presentation:style-name="pr5" draw:text-style-name="P2" draw:layer="layout" svg:width="12.943cm" svg:height="14.6cm" svg:x="1.057cm" svg:y="3.052cm" presentation:class="outline" presentation:user-transformed="true">
          <draw:text-box>
            <text:list text:style-name="L4">
              <text:list-item>
                <text:p text:style-name="P33"><text:span text:style-name="T12">First line</text:span></text:p>
              </text:list-item>
              <text:list-item>
                <text:p text:style-name="P33"><text:span text:style-name="T12">IF (condition1) Goto 13</text:span></text:p>
              </text:list-item>
              <text:list-item>
                <text:p text:style-name="P33"><text:span text:style-name="T12">Third line</text:span></text:p>
              </text:list-item>
              <text:list-item>
                <text:p text:style-name="P33"><text:span text:style-name="T12">If (condition 2) go to 7</text:span></text:p>
              </text:list-item>
              <text:list-item>
                <text:p text:style-name="P33"><text:span text:style-name="T12">Fourth line</text:span></text:p>
              </text:list-item>
              <text:list-item>
                <text:p text:style-name="P33"><text:span text:style-name="T12">Fifth line</text:span></text:p>
              </text:list-item>
              <text:list-item>
                <text:p text:style-name="P33"><text:span text:style-name="T12">Go to 3</text:span></text:p>
              </text:list-item>
              <text:list-item>
                <text:p text:style-name="P33"><text:span text:style-name="T12">Sixth line</text:span></text:p>
              </text:list-item>
              <text:list-item>
                <text:p text:style-name="P33"><text:span text:style-name="T12">If (condition 3) go to 12</text:span></text:p>
              </text:list-item>
              <text:list-item>
                <text:p text:style-name="P33"><text:span text:style-name="T12">Go to 8</text:span></text:p>
              </text:list-item>
              <text:list-item>
                <text:p text:style-name="P33"><text:span text:style-name="T12">Line number 11</text:span></text:p>
              </text:list-item>
              <text:list-item>
                <text:p text:style-name="P33"><text:span text:style-name="T12">Line 12</text:span></text:p>
              </text:list-item>
              <text:list-item>
                <text:p text:style-name="P33"><text:span text:style-name="T12">If (condition 4) go to 1</text:span></text:p>
              </text:list-item>
              <text:list-item>
                <text:p text:style-name="P33"><text:span text:style-name="T12">Print (</text:span><text:span text:style-name="T17">“</text:span><text:span text:style-name="T12">I</text:span><text:span text:style-name="T17">’</text:span><text:span text:style-name="T12">m done finally !</text:span><text:span text:style-name="T17">”</text:span><text:span text:style-name="T12">)</text:span></text:p>
              </text:list-item>
              <text:list-item>
                <text:p text:style-name="P33"><text:span text:style-name="T12">End </text:span></text:p>
              </text:list-item>
            </text:list>
          </draw:text-box>
        </draw:frame>
        <draw:custom-shape draw:name="Freeform 4" draw:style-name="gr30" draw:text-style-name="P2" draw:layer="layout" svg:width="3.316cm" svg:height="10.372cm" svg:x="9.525cm" svg:y="4.733cm">
          <text:p/>
          <draw:enhanced-geometry svg:viewBox="0 0 752 2352" draw:glue-points="76200 0 762000 533400 990600 1600200 1143000 2667000 685800 3505200 0 3733800" draw:type="non-primitive" draw:enhanced-path="M 48 0 C 216 84 384 168 480 336 576 504 584 784 624 1008 664 1232 752 1480 720 1680 688 1880 552 2096 432 2208 312 2320 156 2336 0 2352 N">
            <draw:equation draw:name="f0" draw:formula=""/>
            <draw:equation draw:name="f1" draw:formula=""/>
            <draw:equation draw:name="f2" draw:formula="sqrt(0*0-0*0)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"/>
            <draw:equation draw:name="f12" draw:formula=""/>
            <draw:equation draw:name="f13" draw:formula=""/>
            <draw:equation draw:name="f14" draw:formula=""/>
            <draw:equation draw:name="f15" draw:formula="2352"/>
          </draw:enhanced-geometry>
        </draw:custom-shape>
        <draw:custom-shape draw:name="Freeform 5" draw:style-name="gr31" draw:text-style-name="P2" draw:layer="layout" svg:width="5.997cm" svg:height="3.422cm" svg:x="5.433cm" svg:y="6.603cm">
          <text:p/>
          <draw:enhanced-geometry svg:viewBox="0 0 1360 776" draw:glue-points="1447800 0 1905000 228600 2057400 990600 1295400 1219200 0 1066800" draw:type="non-primitive" draw:enhanced-path="M 912 0 C 1024 20 1136 40 1200 144 1264 248 1360 520 1296 624 1232 728 1032 760 816 768 600 776 300 724 0 672 N">
            <draw:equation draw:name="f0" draw:formula=""/>
            <draw:equation draw:name="f1" draw:formula="20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0*tan(624)"/>
            <draw:equation draw:name="f7" draw:formula=""/>
            <draw:equation draw:name="f8" draw:formula="atan2(760,0)/(pi/180)"/>
            <draw:equation draw:name="f9" draw:formula=""/>
            <draw:equation draw:name="f10" draw:formula=""/>
            <draw:equation draw:name="f11" draw:formula=""/>
            <draw:equation draw:name="f12" draw:formula="672"/>
          </draw:enhanced-geometry>
        </draw:custom-shape>
        <draw:custom-shape draw:name="Freeform 6" draw:style-name="gr32" draw:text-style-name="P2" draw:layer="layout" svg:width="6.773cm" svg:height="3.951cm" svg:x="5.08cm" svg:y="5.439cm">
          <text:p/>
          <draw:enhanced-geometry svg:viewBox="0 0 616 896" draw:glue-points="0 1422400 2090057 965200 2090057 355600 1140031 50800 380010 50800" draw:type="non-primitive" draw:enhanced-path="M 0 896 C 220 808 440 720 528 608 616 496 568 320 528 224 488 128 360 64 288 32 216 0 156 16 96 32 N">
            <draw:equation draw:name="f0" draw:formula="896"/>
            <draw:equation draw:name="f1" draw:formula=""/>
            <draw:equation draw:name="f2" draw:formula=""/>
            <draw:equation draw:name="f3" draw:formula="0*tan(608)"/>
            <draw:equation draw:name="f4" draw:formula=""/>
            <draw:equation draw:name="f5" draw:formula=""/>
            <draw:equation draw:name="f6" draw:formula="0*tan(224)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"/>
            <draw:equation draw:name="f12" draw:formula=""/>
          </draw:enhanced-geometry>
        </draw:custom-shape>
        <draw:custom-shape draw:name="Freeform 7" draw:style-name="gr33" draw:text-style-name="P2" draw:layer="layout" svg:width="6.244cm" svg:height="3.246cm" svg:x="5.08cm" svg:y="11.048cm">
          <text:p/>
          <draw:enhanced-geometry svg:viewBox="0 0 1416 736" draw:glue-points="1676400 12700 2133600 88900 2133600 546100 1447800 1079500 0 1079500" draw:type="non-primitive" draw:enhanced-path="M 1056 8 C 1176 4 1296 0 1344 56 1392 112 1416 240 1344 344 1272 448 1136 624 912 680 688 736 344 708 0 680 N">
            <draw:equation draw:name="f0" draw:formula=""/>
            <draw:equation draw:name="f1" draw:formula=""/>
            <draw:equation draw:name="f2" draw:formula="0*tan(0)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"/>
            <draw:equation draw:name="f12" draw:formula="680"/>
          </draw:enhanced-geometry>
        </draw:custom-shape>
        <draw:custom-shape draw:name="Freeform 8" draw:style-name="gr34" draw:text-style-name="P2" draw:layer="layout" svg:width="6.597cm" svg:height="2.858cm" svg:x="5.292cm" svg:y="10.06cm">
          <text:p/>
          <draw:enhanced-geometry svg:viewBox="0 0 1496 648" draw:glue-points="0 825500 1524000 977900 2286000 520700 2057400 63500 914400 139700 76200 139700" draw:type="non-primitive" draw:enhanced-path="M 0 520 C 360 584 720 648 960 616 1200 584 1384 424 1440 328 1496 232 1440 80 1296 40 1152 0 784 80 576 88 368 96 208 92 48 88 N">
            <draw:equation draw:name="f0" draw:formula="520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0*tan(40)"/>
            <draw:equation draw:name="f10" draw:formula="sqrt(0*0-0*0)"/>
            <draw:equation draw:name="f11" draw:formula="0*tan(80)"/>
            <draw:equation draw:name="f12" draw:formula=""/>
            <draw:equation draw:name="f13" draw:formula=""/>
            <draw:equation draw:name="f14" draw:formula=""/>
            <draw:equation draw:name="f15" draw:formula=""/>
          </draw:enhanced-geometry>
        </draw:custom-shape>
        <draw:custom-shape draw:name="Freeform 9" draw:style-name="gr35" draw:text-style-name="P2" draw:layer="layout" svg:width="7.197cm" svg:height="11.395cm" svg:x="5.715cm" svg:y="3.287cm">
          <text:p/>
          <draw:enhanced-geometry svg:viewBox="0 0 1632 2584" draw:glue-points="1219200 4102100 1371600 3187700 1981200 2425700 2590800 1358900 1981200 215900 0 63500" draw:type="non-primitive" draw:enhanced-path="M 768 2584 C 776 2384 784 2184 864 2008 944 1832 1120 1720 1248 1528 1376 1336 1632 1088 1632 856 1632 624 1520 272 1248 136 976 0 488 20 0 40 N">
            <draw:equation draw:name="f0" draw:formula="2584"/>
            <draw:equation draw:name="f1" draw:formula="atan2(2384,0)/(pi/180)"/>
            <draw:equation draw:name="f2" draw:formula="0*tan(2184)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"/>
            <draw:equation draw:name="f12" draw:formula=""/>
            <draw:equation draw:name="f13" draw:formula=""/>
            <draw:equation draw:name="f14" draw:formula=""/>
            <draw:equation draw:name="f15" draw:formula="40"/>
          </draw:enhanced-geometry>
        </draw:custom-shape>
        <draw:frame draw:style-name="gr36" draw:text-style-name="P35" draw:layer="layout" svg:width="9.4cm" svg:height="14.6cm" svg:x="14.6cm" svg:y="2.8cm">
          <draw:text-box>
            <text:p text:style-name="P34"><text:span text:style-name="T18">Arbitrary control flow</text:span></text:p>
            <text:list text:style-name="L5">
              <text:list-header>
                <text:p text:style-name="P34"><text:span text:style-name="T19">very difficult:</text:span><text:span text:style-name="T19"><text:line-break/></text:span><text:span text:style-name="T19"> <text:s text:c="3"/>to understand</text:span><text:span text:style-name="T19"><text:line-break/></text:span><text:span text:style-name="T19"> <text:s text:c="3"/>to debug</text:span><text:span text:style-name="T19"><text:line-break/></text:span><text:span text:style-name="T19"> <text:s text:c="3"/>to test</text:span><text:span text:style-name="T19"><text:line-break/></text:span><text:span text:style-name="T19"> <text:s text:c="3"/>to prove correct</text:span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1" draw:text-style-name="P21" draw:layer="layout" svg:width="8.255cm" svg:height="1.27cm" svg:x="10.795cm" svg:y="24.13cm">
            <text:list text:style-name="L2">
              <text:list-header>
                <text:p text:style-name="P20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5cm" svg:x="3.175cm" svg:y="1.905cm" draw:page-number="5" presentation:class="page"/>
          <draw:frame presentation:style-name="pr3" draw:text-style-name="P2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Structured Programming" draw:style-name="dp1" draw:master-page-name="Default" presentation:use-date-time-name="dtd1">
        <draw:frame presentation:style-name="pr6" draw:text-style-name="P2" draw:layer="layout" svg:width="18.2cm" svg:height="2.413cm" svg:x="6.6cm" svg:y="-0.213cm" presentation:class="title" presentation:user-transformed="true">
          <draw:text-box>
            <text:list text:style-name="L3">
              <text:list-header>
                <text:p text:style-name="P23"><text:span text:style-name="T5">Structured Programming</text:span></text:p>
              </text:list-header>
            </text:list>
          </draw:text-box>
        </draw:frame>
        <draw:frame presentation:style-name="pr5" draw:text-style-name="P2" draw:layer="layout" svg:width="23.491cm" svg:height="14.6cm" svg:x="1.057cm" svg:y="2.752cm" presentation:class="outline" presentation:user-transformed="true">
          <draw:text-box>
            <text:list text:style-name="L1">
              <text:list-header>
                <text:p text:style-name="P36"><text:span text:style-name="T5">To produce program that are </text:span></text:p>
              </text:list-header>
            </text:list>
            <text:list text:style-name="L6">
              <text:list-item>
                <text:list>
                  <text:list-item>
                    <text:p text:style-name="P37"><text:span text:style-name="T5"><text:s/></text:span><text:span text:style-name="T5">easier to develop, understand, test, modify </text:span></text:p>
                  </text:list-item>
                  <text:list-item>
                    <text:p text:style-name="P37"><text:span text:style-name="T5"><text:s/></text:span><text:span text:style-name="T5">easier to get correctness proof</text:span></text:p>
                  </text:list-item>
                </text:list>
              </text:list-item>
            </text:list>
            <text:list text:style-name="L1">
              <text:list-header>
                <text:p text:style-name="P38"><text:span text:style-name="T5">Rules</text:span></text:p>
              </text:list-header>
            </text:list>
            <text:list text:style-name="L7">
              <text:list-item>
                <text:list>
                  <text:list-header>
                    <text:p text:style-name="P39"><text:span text:style-name="T5">1 Begin with the </text:span><text:span text:style-name="T20">“</text:span><text:span text:style-name="T5">simplest flowchart</text:span><text:span text:style-name="T20">”</text:span><text:span text:style-name="T5">.</text:span></text:p>
                    <text:p text:style-name="P39"><text:span text:style-name="T5">2 Any action box can be replaced by two action boxes in sequence.</text:span></text:p>
                    <text:p text:style-name="P39"><text:span text:style-name="T5">3 Any action box can be replaced by any elementary structures (sequence, if, if/else, switch, while, do/while or for ).</text:span></text:p>
                    <text:p text:style-name="P39"><text:span text:style-name="T5">4 Rules 2 and 3 can be applied as many times as required and in any order. <text:s text:c="10"/></text:span><text:span text:style-name="T21">Stepwise refinement</text:span></text:p>
                  </text:list-header>
                </text:list>
              </text:list-item>
            </text:list>
          </draw:text-box>
        </draw:frame>
        <draw:custom-shape draw:name="Rectangle 4" draw:style-name="gr19" draw:text-style-name="P2" draw:layer="layout" svg:width="2.54cm" svg:height="1.058cm" svg:x="20.743cm" svg:y="5.292cm">
          <text:p/>
          <draw:enhanced-geometry svg:viewBox="0 0 21600 21600" draw:type="rectangle" draw:enhanced-path="M 0 0 L 21600 0 21600 21600 0 21600 0 0 Z N"/>
        </draw:custom-shape>
        <draw:line draw:name="Line 5" draw:style-name="gr5" draw:text-style-name="P11" draw:layer="layout" svg:x1="22.013cm" svg:y1="4.445cm" svg:x2="22.013cm" svg:y2="5.292cm">
          <text:p/>
        </draw:line>
        <draw:line draw:name="Line 6" draw:style-name="gr5" draw:text-style-name="P11" draw:layer="layout" svg:x1="22.013cm" svg:y1="6.35cm" svg:x2="22.013cm" svg:y2="7.408cm">
          <text:p/>
        </draw:line>
        <draw:custom-shape draw:name="Oval 7" draw:style-name="gr19" draw:text-style-name="P2" draw:layer="layout" svg:width="0.423cm" svg:height="0.635cm" svg:x="21.802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8" draw:style-name="gr19" draw:text-style-name="P2" draw:layer="layout" svg:width="0.423cm" svg:height="0.635cm" svg:x="21.802cm" svg:y="7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9" draw:style-name="gr5" draw:text-style-name="P11" draw:layer="layout" svg:x1="15.875cm" svg:y1="8.255cm" svg:x2="19.897cm" svg:y2="6.773cm">
          <text:p/>
        </draw:line>
        <presentation:notes draw:style-name="dp2" presentation:use-date-time-name="dtd1">
          <draw:custom-shape draw:name="Rectangle 7" draw:style-name="gr1" draw:text-style-name="P21" draw:layer="layout" svg:width="8.255cm" svg:height="1.27cm" svg:x="10.795cm" svg:y="24.13cm">
            <text:list text:style-name="L2">
              <text:list-header>
                <text:p text:style-name="P20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5cm" svg:x="3.175cm" svg:y="1.905cm" draw:page-number="6" presentation:class="page"/>
          <draw:frame presentation:style-name="pr3" draw:text-style-name="P22" draw:layer="layout" svg:width="13.97cm" svg:height="11.431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Arrowheads_20_1" draw:display-name="Arrowheads 1" svg:viewBox="0 0 660 660" svg:d="m330 0 330 660-330-264-330 264z"/>
    <draw:marker draw:name="Arrowheads_20_2" draw:display-name="Arrowheads 2" svg:viewBox="0 0 660 660" svg:d="m330 0 330 660-330-264-330 264z"/>
    <draw:marker draw:name="Arrowheads_20_3" draw:display-name="Arrowheads 3" svg:viewBox="0 0 660 660" svg:d="m330 0 330 660-330-264-330 264z"/>
    <draw:marker draw:name="Arrowheads_20_4" draw:display-name="Arrowheads 4" svg:viewBox="0 0 660 660" svg:d="m330 0 330 660-330-264-330 264z"/>
    <draw:marker draw:name="Arrowheads_20_5" draw:display-name="Arrowheads 5" svg:viewBox="0 0 660 660" svg:d="m330 0 330 660-330-264-330 264z"/>
    <draw:marker draw:name="Arrowheads_20_6" draw:display-name="Arrowheads 6" svg:viewBox="0 0 660 660" svg:d="m330 0 330 660-330-264-330 264z"/>
    <draw:marker draw:name="msArrowEnd_20_5" draw:display-name="msArrowEnd 5" svg:viewBox="0 0 210 210" svg:d="m105 0 105 210h-21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fo:padding-top="0cm" fo:padding-bottom="0cm" fo:padding-left="0cm" fo:padding-right="0cm">
        <text:list-style style:name="Default-outline1">
          <text:list-level-style-bullet text:level="1" text:bullet-char="•">
            <style:list-level-properties text:min-label-width="0.948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21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32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8cm"/>
          <style:tab-stop style:position="1.75cm"/>
          <style:tab-stop style:position="3.02cm"/>
          <style:tab-stop style:position="4.29cm"/>
          <style:tab-stop style:position="5.56cm"/>
          <style:tab-stop style:position="6.83cm"/>
          <style:tab-stop style:position="8.1cm"/>
          <style:tab-stop style:position="9.37cm"/>
          <style:tab-stop style:position="10.64cm"/>
          <style:tab-stop style:position="11.91cm"/>
          <style:tab-stop style:position="13.18cm"/>
          <style:tab-stop style:position="14.45cm"/>
          <style:tab-stop style:position="15.72cm"/>
          <style:tab-stop style:position="16.99cm"/>
          <style:tab-stop style:position="18.26cm"/>
          <style:tab-stop style:position="19.53cm"/>
          <style:tab-stop style:position="20.8cm"/>
          <style:tab-stop style:position="22.07cm"/>
          <style:tab-stop style:position="23.34cm"/>
          <style:tab-stop style:position="24.61cm"/>
        </style:tab-stops>
      </style:paragraph-properties>
      <style:text-properties fo:color="#000000" style:text-line-through-style="none" style:text-position="0% 100%" fo:font-family="'Times New Roman'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32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45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2.998cm" fo:margin-right="0cm" fo:margin-top="0cm" fo:margin-bottom="0cm" fo:line-height="100%" fo:text-align="start" fo:text-indent="-0.6cm" style:punctuation-wrap="simple" style:line-break="normal" style:writing-mode="lr-tb" style:font-independent-line-spacing="true">
        <style:tab-stops>
          <style:tab-stop style:position="0cm"/>
          <style:tab-stop style:position="0.811cm"/>
          <style:tab-stop style:position="2.081cm"/>
          <style:tab-stop style:position="3.351cm"/>
          <style:tab-stop style:position="4.621cm"/>
          <style:tab-stop style:position="5.891cm"/>
          <style:tab-stop style:position="7.161cm"/>
          <style:tab-stop style:position="8.431cm"/>
          <style:tab-stop style:position="9.701cm"/>
          <style:tab-stop style:position="10.971cm"/>
          <style:tab-stop style:position="12.241cm"/>
          <style:tab-stop style:position="13.511cm"/>
          <style:tab-stop style:position="14.781cm"/>
          <style:tab-stop style:position="16.051cm"/>
          <style:tab-stop style:position="17.321cm"/>
          <style:tab-stop style:position="18.591cm"/>
          <style:tab-stop style:position="19.861cm"/>
          <style:tab-stop style:position="21.131cm"/>
          <style:tab-stop style:position="22.401cm"/>
          <style:tab-stop style:position="23.671cm"/>
          <style:tab-stop style:position="24.941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44pt" fo:font-style="normal" fo:text-shadow="none" style:text-underline-style="none" fo:font-weight="normal" style:font-family-asian="'ＭＳ Ｐゴシック'" style:font-pitch-asian="variable" style:font-size-asian="44pt" style:font-style-asian="normal" style:font-weight-asian="normal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ffffff" draw:textarea-horizontal-align="right" draw:textarea-vertical-align="top" draw:auto-grow-height="true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9" style:family="graphic" style:parent-style-name="standard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0" style:family="graphic" style:parent-style-name="standard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0%" fo:text-align="center" fo:text-indent="0cm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100%" fo:text-align="end" fo:text-indent="0cm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text-indent="0cm" style:writing-mode="lr-tb" style:font-independent-line-spacing="true"/>
    </style:style>
    <style:style style:name="MP9" style:family="paragraph">
      <style:paragraph-properties fo:margin-left="0cm" fo:margin-right="0cm" fo:text-align="end" fo:text-indent="0cm" style:writing-mode="lr-tb" style:font-independent-line-spacing="true"/>
    </style:style>
    <style:style style:name="MP10" style:family="paragraph">
      <style:paragraph-properties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Times New Roman'" style:font-pitch="variable" fo:font-size="14pt" fo:language="en" fo:country="GB" style:font-size-asian="14pt" style:language-asian="en" style:country-asian="GB" style:font-size-complex="14pt" style:language-complex="en" style:country-complex="GB"/>
    </style:style>
    <style:style style:name="MT3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name="Text Box 2" draw:style-name="Mgr3" draw:text-style-name="MP4" draw:layer="backgroundobjects" svg:width="9.102cm" svg:height="0.853cm" svg:x="0cm" svg:y="17.78cm">
        <text:list text:style-name="ML1">
          <text:list-header>
            <text:p text:style-name="MP3"><text:span text:style-name="MT2">PSK, NSN, DK, TAG – CS&amp;E, IIT M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3" draw:style-name="Mgr4" draw:text-style-name="MP4" draw:layer="backgroundobjects" svg:width="5.291cm" svg:height="0.853cm" svg:x="19.262cm" svg:y="17.568cm">
        <text:list text:style-name="ML1">
          <text:list-header>
            <text:p text:style-name="MP5"><text:span text:style-name="MT2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4" draw:style-name="Mgr5" draw:text-style-name="MP6" draw:layer="backgroundobjects" svg:x1="1.058cm" svg:y1="2.54cm" svg:x2="24.553cm" svg:y2="2.544cm">
        <text:p/>
      </draw:line>
      <draw:frame presentation:style-name="Default-title" draw:layer="backgroundobjects" svg:width="21.687cm" svg:height="3.175cm" svg:x="0.846cm" svg:y="-0.213cm" presentation:class="title" presentation:placeholder="true">
        <draw:text-box/>
      </draw:frame>
      <draw:frame presentation:style-name="Default-outline1" draw:layer="backgroundobjects" svg:width="23.491cm" svg:height="14.6cm" svg:x="1.057cm" svg:y="2.752cm" presentation:class="outline" presentation:placeholder="true">
        <draw:text-box/>
      </draw:frame>
      <presentation:notes style:page-layout-name="PM0">
        <draw:rect draw:style-name="Mgr6" draw:text-style-name="MP7" draw:layer="backgroundobjects" svg:width="19.05cm" svg:height="25.4cm" svg:x="0cm" svg:y="0cm">
          <text:p/>
        </draw:rect>
        <draw:frame draw:style-name="Mgr7" draw:text-style-name="MP8" draw:layer="backgroundobjects" svg:width="8.255cm" svg:height="1.27cm" svg:x="-0.001cm" svg:y="0cm" presentation:class="header">
          <draw:text-box>
            <text:p/>
          </draw:text-box>
        </draw:frame>
        <draw:frame draw:style-name="Mgr8" draw:text-style-name="MP9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  <draw:frame draw:style-name="Mgr9" draw:text-style-name="MP8" draw:layer="backgroundobjects" svg:width="8.255cm" svg:height="1.27cm" svg:x="-0.001cm" svg:y="24.13cm" presentation:class="footer">
          <draw:text-box>
            <text:p/>
          </draw:text-box>
        </draw:frame>
        <draw:frame draw:style-name="Mgr10" draw:text-style-name="MP9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CS110 Lecture 2</dc:title>
    <meta:initial-creator>Timothy Gonsalves</meta:initial-creator>
    <meta:creation-date>2008-12-31T18:52:55</meta:creation-date>
    <dc:creator>Timothy Gonsalves</dc:creator>
    <dc:date>2014-04-08T08:40:46</dc:date>
    <meta:editing-cycles>56</meta:editing-cycles>
    <meta:editing-duration>P3DT23H15M53S</meta:editing-duration>
    <meta:generator>OpenOffice/4.0.1$Unix OpenOffice.org_project/401m5$Build-9714</meta:generator>
    <meta:document-statistic meta:object-count="204"/>
  </office:meta>
</office:document-meta>
</file>